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33in" style:rel-column-width="9303*"/>
    </style:style>
    <style:style style:name="Table4.B" style:family="table-column">
      <style:table-column-properties style:column-width="0.9896in" style:rel-column-width="9362*"/>
    </style:style>
    <style:style style:name="Table4.C" style:family="table-column">
      <style:table-column-properties style:column-width="0.6868in" style:rel-column-width="6497*"/>
    </style:style>
    <style:style style:name="Table4.D" style:family="table-column">
      <style:table-column-properties style:column-width="0.8139in" style:rel-column-width="7699*"/>
    </style:style>
    <style:style style:name="Table4.E" style:family="table-column">
      <style:table-column-properties style:column-width="1.3111in" style:rel-column-width="12410*"/>
    </style:style>
    <style:style style:name="Table4.F" style:family="table-column">
      <style:table-column-properties style:column-width="0.8188in" style:rel-column-width="7745*"/>
    </style:style>
    <style:style style:name="Table4.G" style:family="table-column">
      <style:table-column-properties style:column-width="1.3229in" style:rel-column-width="12519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7271in" style:rel-column-width="6878*"/>
    </style:style>
    <style:style style:name="Table3.B" style:family="table-column">
      <style:table-column-properties style:column-width="0.9375in" style:rel-column-width="8875*"/>
    </style:style>
    <style:style style:name="Table3.C" style:family="table-column">
      <style:table-column-properties style:column-width="3.8125in" style:rel-column-width="36082*"/>
    </style:style>
    <style:style style:name="Table3.D" style:family="table-column">
      <style:table-column-properties style:column-width="1.4479in" style:rel-column-width="1370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-left="none" fo:border-right="none" fo:border-top="0.5pt solid #000000" fo:border-bottom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none" fo:border-right="none" fo:border-top="none" fo:border-bottom="0.5pt solid #000000"/>
    </style:style>
    <style:style style:name="Table1" style:family="table">
      <style:table-properties style:width="6.2563in" table:align="left"/>
    </style:style>
    <style:style style:name="Table1.A" style:family="table-column">
      <style:table-column-properties style:column-width="1.384in"/>
    </style:style>
    <style:style style:name="Table1.B" style:family="table-column">
      <style:table-column-properties style:column-width="4.872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4667in" table:align="left"/>
    </style:style>
    <style:style style:name="Table2.A" style:family="table-column">
      <style:table-column-properties style:column-width="0.584in"/>
    </style:style>
    <style:style style:name="Table2.B" style:family="table-column">
      <style:table-column-properties style:column-width="0.7583in"/>
    </style:style>
    <style:style style:name="Table2.C" style:family="table-column">
      <style:table-column-properties style:column-width="2.124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1d47a1" officeooo:paragraph-rsid="001d47a1"/>
    </style:style>
    <style:style style:name="P3" style:family="paragraph" style:parent-style-name="Table_20_Contents">
      <style:paragraph-properties fo:text-align="center" style:justify-single-word="false"/>
      <style:text-properties officeooo:rsid="001ec569" officeooo:paragraph-rsid="001ec569"/>
    </style:style>
    <style:style style:name="P4" style:family="paragraph" style:parent-style-name="Text_20_body">
      <style:text-properties officeooo:rsid="001ec569" officeooo:paragraph-rsid="001ec569"/>
    </style:style>
    <style:style style:name="P5" style:family="paragraph" style:parent-style-name="Text_20_body">
      <style:text-properties officeooo:rsid="001ec569" officeooo:paragraph-rsid="001eef0e"/>
    </style:style>
    <style:style style:name="P6" style:family="paragraph" style:parent-style-name="Table_20_Contents">
      <style:text-properties officeooo:paragraph-rsid="001eef0e"/>
    </style:style>
    <style:style style:name="P7" style:family="paragraph" style:parent-style-name="Table_20_Contents">
      <style:text-properties officeooo:rsid="001eef0e" officeooo:paragraph-rsid="001eef0e"/>
    </style:style>
    <style:style style:name="P8" style:family="paragraph" style:parent-style-name="Table_20_Contents">
      <style:text-properties officeooo:rsid="00200209" officeooo:paragraph-rsid="00200209"/>
    </style:style>
    <style:style style:name="P9" style:family="paragraph" style:parent-style-name="Table_20_Contents">
      <style:text-properties officeooo:rsid="001d47a1" officeooo:paragraph-rsid="001eef0e"/>
    </style:style>
    <style:style style:name="P10" style:family="paragraph" style:parent-style-name="Table_20_Contents">
      <style:text-properties officeooo:rsid="001eef0e" officeooo:paragraph-rsid="0020d6f4"/>
    </style:style>
    <style:style style:name="P11" style:family="paragraph" style:parent-style-name="Table_20_Contents">
      <style:text-properties officeooo:rsid="0020d6f4" officeooo:paragraph-rsid="0020d6f4"/>
    </style:style>
    <style:style style:name="P12" style:family="paragraph" style:parent-style-name="Table_20_Contents">
      <style:text-properties officeooo:paragraph-rsid="0020d6f4"/>
    </style:style>
    <style:style style:name="P13" style:family="paragraph" style:parent-style-name="Text_20_body">
      <style:paragraph-properties fo:break-before="page"/>
      <style:text-properties officeooo:rsid="00054246" officeooo:paragraph-rsid="001eef0e"/>
    </style:style>
    <style:style style:name="P14" style:family="paragraph" style:parent-style-name="Text_20_body">
      <style:text-properties officeooo:rsid="00054246"/>
    </style:style>
    <style:style style:name="P15" style:family="paragraph" style:parent-style-name="Horizontal_20_Line">
      <style:text-properties officeooo:rsid="00054246"/>
    </style:style>
    <style:style style:name="P16" style:family="paragraph" style:parent-style-name="Heading_20_2">
      <style:text-properties officeooo:rsid="00054246"/>
    </style:style>
    <style:style style:name="P17" style:family="paragraph" style:parent-style-name="Text_20_body" style:list-style-name="L1">
      <style:text-properties officeooo:rsid="00054246"/>
    </style:style>
    <style:style style:name="P18" style:family="paragraph" style:parent-style-name="Heading_20_3">
      <style:text-properties officeooo:rsid="00054246"/>
    </style:style>
    <style:style style:name="P19" style:family="paragraph" style:parent-style-name="Preformatted_20_Text">
      <style:text-properties officeooo:rsid="00054246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rsid="00054246"/>
    </style:style>
    <style:style style:name="P21" style:family="paragraph" style:parent-style-name="Text_20_body" style:list-style-name="L2">
      <style:text-properties officeooo:rsid="00054246"/>
    </style:style>
    <style:style style:name="P22" style:family="paragraph" style:parent-style-name="Text_20_body" style:list-style-name="L3">
      <style:text-properties officeooo:rsid="00054246"/>
    </style:style>
    <style:style style:name="P23" style:family="paragraph" style:parent-style-name="Text_20_body" style:list-style-name="L4">
      <style:text-properties officeooo:rsid="00054246"/>
    </style:style>
    <style:style style:name="P24" style:family="paragraph" style:parent-style-name="Standard">
      <style:text-properties officeooo:rsid="00054246" officeooo:paragraph-rsid="00054246"/>
    </style:style>
    <style:style style:name="P25" style:family="paragraph" style:parent-style-name="Standard">
      <style:paragraph-properties fo:break-before="page"/>
      <style:text-properties officeooo:rsid="00054246" officeooo:paragraph-rsid="00054246"/>
    </style:style>
    <style:style style:name="P26" style:family="paragraph" style:parent-style-name="Standard">
      <style:text-properties officeooo:rsid="0005b4f4" officeooo:paragraph-rsid="0005b4f4"/>
    </style:style>
    <style:style style:name="P27" style:family="paragraph" style:parent-style-name="Standard">
      <style:text-properties officeooo:rsid="00072b37" officeooo:paragraph-rsid="00072b37"/>
    </style:style>
    <style:style style:name="P28" style:family="paragraph" style:parent-style-name="Standard">
      <style:text-properties officeooo:rsid="0008aca6" officeooo:paragraph-rsid="0008aca6"/>
    </style:style>
    <style:style style:name="P29" style:family="paragraph" style:parent-style-name="Standard">
      <style:text-properties officeooo:rsid="00093345" officeooo:paragraph-rsid="00093345"/>
    </style:style>
    <style:style style:name="P30" style:family="paragraph" style:parent-style-name="Standard">
      <style:text-properties officeooo:rsid="0009c254" officeooo:paragraph-rsid="0009c254"/>
    </style:style>
    <style:style style:name="P31" style:family="paragraph" style:parent-style-name="Standard">
      <style:text-properties officeooo:rsid="000b53c4" officeooo:paragraph-rsid="000b53c4"/>
    </style:style>
    <style:style style:name="P32" style:family="paragraph" style:parent-style-name="Standard">
      <style:text-properties officeooo:rsid="000ba122" officeooo:paragraph-rsid="000ba122"/>
    </style:style>
    <style:style style:name="P33" style:family="paragraph" style:parent-style-name="Text_20_body">
      <style:paragraph-properties fo:break-before="page"/>
      <style:text-properties officeooo:rsid="000b53c4" officeooo:paragraph-rsid="000b53c4"/>
    </style:style>
    <style:style style:name="P34" style:family="paragraph" style:parent-style-name="Heading_20_3">
      <style:text-properties officeooo:rsid="000b53c4"/>
    </style:style>
    <style:style style:name="P35" style:family="paragraph" style:parent-style-name="Text_20_body">
      <style:text-properties officeooo:rsid="000b53c4"/>
    </style:style>
    <style:style style:name="P36" style:family="paragraph" style:parent-style-name="Horizontal_20_Line">
      <style:text-properties officeooo:rsid="000b53c4"/>
    </style:style>
    <style:style style:name="P37" style:family="paragraph" style:parent-style-name="Preformatted_20_Text">
      <style:text-properties officeooo:rsid="000b53c4"/>
    </style:style>
    <style:style style:name="P38" style:family="paragraph" style:parent-style-name="Preformatted_20_Text">
      <style:paragraph-properties fo:margin-top="0in" fo:margin-bottom="0.1965in" style:contextual-spacing="false"/>
      <style:text-properties officeooo:rsid="000b53c4"/>
    </style:style>
    <style:style style:name="P39" style:family="paragraph" style:parent-style-name="Text_20_body">
      <style:paragraph-properties fo:break-before="page"/>
      <style:text-properties officeooo:rsid="00054246" officeooo:paragraph-rsid="00054246"/>
    </style:style>
    <style:style style:name="P40" style:family="paragraph" style:parent-style-name="Text_20_body" style:list-style-name="L5">
      <style:text-properties officeooo:rsid="00054246"/>
    </style:style>
    <style:style style:name="P41" style:family="paragraph" style:parent-style-name="Text_20_body" style:list-style-name="L6">
      <style:text-properties officeooo:rsid="00054246"/>
    </style:style>
    <style:style style:name="P42" style:family="paragraph" style:parent-style-name="Text_20_body" style:list-style-name="L7">
      <style:text-properties officeooo:rsid="00054246"/>
    </style:style>
    <style:style style:name="P43" style:family="paragraph" style:parent-style-name="Text_20_body" style:list-style-name="L8">
      <style:text-properties officeooo:rsid="00054246"/>
    </style:style>
    <style:style style:name="P44" style:family="paragraph" style:parent-style-name="Text_20_body" style:list-style-name="L9">
      <style:text-properties officeooo:rsid="00054246"/>
    </style:style>
    <style:style style:name="P45" style:family="paragraph" style:parent-style-name="Text_20_body" style:list-style-name="L10">
      <style:text-properties officeooo:rsid="00054246"/>
    </style:style>
    <style:style style:name="P46" style:family="paragraph" style:parent-style-name="Text_20_body" style:list-style-name="L11">
      <style:text-properties officeooo:rsid="00054246"/>
    </style:style>
    <style:style style:name="P47" style:family="paragraph" style:parent-style-name="Text_20_body" style:list-style-name="L12">
      <style:text-properties officeooo:rsid="00054246"/>
    </style:style>
    <style:style style:name="P48" style:family="paragraph" style:parent-style-name="Text_20_body" style:list-style-name="L13">
      <style:text-properties officeooo:rsid="00054246"/>
    </style:style>
    <style:style style:name="P49" style:family="paragraph" style:parent-style-name="Standard">
      <style:paragraph-properties fo:break-before="page"/>
      <style:text-properties officeooo:rsid="0013a096" officeooo:paragraph-rsid="0013a096"/>
    </style:style>
    <style:style style:name="P50" style:family="paragraph" style:parent-style-name="Standard">
      <style:text-properties officeooo:rsid="0013a096" officeooo:paragraph-rsid="0013a096"/>
    </style:style>
    <style:style style:name="P51" style:family="paragraph" style:parent-style-name="Text_20_body">
      <style:paragraph-properties fo:break-before="page"/>
      <style:text-properties officeooo:rsid="0013a096" officeooo:paragraph-rsid="0013a096"/>
    </style:style>
    <style:style style:name="P52" style:family="paragraph" style:parent-style-name="Text_20_body" style:list-style-name="L14">
      <style:text-properties officeooo:rsid="0013a096"/>
    </style:style>
    <style:style style:name="P53" style:family="paragraph" style:parent-style-name="Text_20_body">
      <style:text-properties officeooo:rsid="0013a096"/>
    </style:style>
    <style:style style:name="P54" style:family="paragraph" style:parent-style-name="Preformatted_20_Text">
      <style:text-properties officeooo:rsid="0013a096"/>
    </style:style>
    <style:style style:name="P5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rsid="0013a096"/>
    </style:style>
    <style:style style:name="P56" style:family="paragraph" style:parent-style-name="Text_20_body">
      <style:text-properties officeooo:rsid="0013a096" officeooo:paragraph-rsid="0013a096"/>
    </style:style>
    <style:style style:name="P57" style:family="paragraph" style:parent-style-name="Preformatted_20_Text">
      <style:paragraph-properties fo:margin-top="0in" fo:margin-bottom="0.1965in" style:contextual-spacing="false"/>
      <style:text-properties officeooo:rsid="0013a096"/>
    </style:style>
    <style:style style:name="P58" style:family="paragraph" style:parent-style-name="Horizontal_20_Line">
      <style:text-properties officeooo:rsid="0013a096"/>
    </style:style>
    <style:style style:name="P59" style:family="paragraph" style:parent-style-name="Heading_20_2">
      <style:text-properties officeooo:rsid="0013a096"/>
    </style:style>
    <style:style style:name="P60" style:family="paragraph" style:parent-style-name="Text_20_body" style:list-style-name="L15">
      <style:text-properties officeooo:rsid="0013a096"/>
    </style:style>
    <style:style style:name="P61" style:family="paragraph" style:parent-style-name="Heading_20_3">
      <style:text-properties officeooo:rsid="0013a096"/>
    </style:style>
    <style:style style:name="P62" style:family="paragraph" style:parent-style-name="Text_20_body" style:list-style-name="L16">
      <style:text-properties officeooo:rsid="0013a096"/>
    </style:style>
    <style:style style:name="P63" style:family="paragraph" style:parent-style-name="Heading_20_4">
      <style:text-properties officeooo:rsid="0013a096"/>
    </style:style>
    <style:style style:name="P64" style:family="paragraph" style:parent-style-name="Text_20_body" style:list-style-name="L17">
      <style:text-properties officeooo:rsid="0013a096"/>
    </style:style>
    <style:style style:name="T1" style:family="text">
      <style:text-properties officeooo:rsid="0020d6f4"/>
    </style:style>
    <style:style style:name="T2" style:family="text">
      <style:text-properties officeooo:rsid="00200209"/>
    </style:style>
    <style:style style:name="T3" style:family="text">
      <style:text-properties officeooo:rsid="0022f948"/>
    </style:style>
    <style:style style:name="T4" style:family="text">
      <style:text-properties fo:color="#000000" loext:opacity="100%" fo:font-family="'Cascadia Mono'" style:font-family-generic="roman" style:font-pitch="variable" fo:font-size="9.5pt" style:font-size-asian="9.5pt"/>
    </style:style>
    <style:style style:name="T5" style:family="text">
      <style:text-properties officeooo:rsid="0005b4f4"/>
    </style:style>
    <style:style style:name="T6" style:family="text">
      <style:text-properties officeooo:rsid="000ba1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">StringLength</text:p>
          </table:table-cell>
          <table:table-cell table:style-name="Table4.A1" office:value-type="string">
            <text:p text:style-name="P1">Range</text:p>
          </table:table-cell>
          <table:table-cell table:style-name="Table4.A1" office:value-type="string">
            <text:p text:style-name="P1">Display</text:p>
          </table:table-cell>
          <table:table-cell table:style-name="Table4.A1" office:value-type="string">
            <text:p text:style-name="P1">DisplayFormat</text:p>
          </table:table-cell>
          <table:table-cell table:style-name="Table4.A1" office:value-type="string">
            <text:p text:style-name="P1">Editable</text:p>
          </table:table-cell>
          <table:table-cell table:style-name="Table4.G1" office:value-type="string">
            <text:p text:style-name="P1">CustomValidation</text:p>
          </table:table-cell>
        </table:table-row>
        <table:table-row>
          <table:table-cell table:style-name="Table4.A2" office:value-type="string">
            <text:p text:style-name="P2">int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float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bool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string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enum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string[]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Variable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</table:table>
      <text:p text:style-name="P4">Y – Supported</text:p>
      <text:p text:style-name="P4">N- Not supported</text:p>
      <text:p text:style-name="P5">f – Reserved for future use.<text:line-break/><text:line-break/>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7">Parameter</text:p>
          </table:table-cell>
          <table:table-cell table:style-name="Table3.B1" office:value-type="string">
            <text:p text:style-name="P7">Parameter + Variable option</text:p>
          </table:table-cell>
          <table:table-cell table:style-name="Table3.B1" office:value-type="string">
            <text:p text:style-name="P8">Variable type(s)</text:p>
          </table:table-cell>
        </table:table-row>
        <table:table-row>
          <table:table-cell table:style-name="Table3.A2" office:value-type="string">
            <text:p text:style-name="P9">int</text:p>
          </table:table-cell>
          <table:table-cell table:style-name="Table3.B2" office:value-type="string">
            <text:p text:style-name="P7">TextBox</text:p>
          </table:table-cell>
          <table:table-cell table:style-name="Table3.B2" office:value-type="string">
            <text:p text:style-name="P7">Editable Combobox <text:span text:style-name="T1">with variables</text:span></text:p>
          </table:table-cell>
          <table:table-cell table:style-name="Table3.B2" office:value-type="string">
            <text:p text:style-name="P8">Integer</text:p>
          </table:table-cell>
        </table:table-row>
        <table:table-row>
          <table:table-cell table:style-name="Table3.A2" office:value-type="string">
            <text:p text:style-name="P9">float</text:p>
          </table:table-cell>
          <table:table-cell table:style-name="Table3.B2" office:value-type="string">
            <text:p text:style-name="P7">TextBox</text:p>
          </table:table-cell>
          <table:table-cell table:style-name="Table3.B2" office:value-type="string">
            <text:p text:style-name="P10">Editable Combobox <text:span text:style-name="T1">with variables</text:span></text:p>
          </table:table-cell>
          <table:table-cell table:style-name="Table3.B2" office:value-type="string">
            <text:p text:style-name="P8">Integer, float</text:p>
          </table:table-cell>
        </table:table-row>
        <table:table-row>
          <table:table-cell table:style-name="Table3.A2" office:value-type="string">
            <text:p text:style-name="P9">bool</text:p>
          </table:table-cell>
          <table:table-cell table:style-name="Table3.B2" office:value-type="string">
            <text:p text:style-name="P7"><text:span text:style-name="T2">Check</text:span>Box</text:p>
          </table:table-cell>
          <table:table-cell table:style-name="Table3.B2" office:value-type="string">
            <text:p text:style-name="P10">Editable Combobox <text:span text:style-name="T1">with variables and</text:span><text:span text:style-name="T2"> False and True as first options.</text:span></text:p>
          </table:table-cell>
          <table:table-cell table:style-name="Table3.B2" office:value-type="string">
            <text:p text:style-name="P8">Boolean</text:p>
          </table:table-cell>
        </table:table-row>
        <table:table-row>
          <table:table-cell table:style-name="Table3.A2" office:value-type="string">
            <text:p text:style-name="P9">string</text:p>
          </table:table-cell>
          <table:table-cell table:style-name="Table3.B2" office:value-type="string">
            <text:p text:style-name="P7">TextBox</text:p>
          </table:table-cell>
          <table:table-cell table:style-name="Table3.B2" office:value-type="string">
            <text:p text:style-name="P10">Editable Combobox <text:span text:style-name="T1">with variables</text:span></text:p>
          </table:table-cell>
          <table:table-cell table:style-name="Table3.B2" office:value-type="string">
            <text:p text:style-name="P11">String, Json</text:p>
          </table:table-cell>
        </table:table-row>
        <table:table-row>
          <table:table-cell table:style-name="Table3.A2" office:value-type="string">
            <text:p text:style-name="P9">enum</text:p>
          </table:table-cell>
          <table:table-cell table:style-name="Table3.B2" office:value-type="string">
            <text:p text:style-name="P7">TextBox</text:p>
          </table:table-cell>
          <table:table-cell table:style-name="Table3.B2" office:value-type="string">
            <text:p text:style-name="P10">Editable Combobox <text:span text:style-name="T1">with variables and </text:span><text:span text:style-name="T2">enum options listed first.</text:span>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9">string[]</text:p>
          </table:table-cell>
          <table:table-cell table:style-name="Table3.B2" office:value-type="string">
            <text:p text:style-name="P7">TextBox</text:p>
          </table:table-cell>
          <table:table-cell table:style-name="Table3.B2" office:value-type="string">
            <text:p text:style-name="P10">Editable Combobox <text:span text:style-name="T1">with variables</text:span>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9">Variable</text:p>
          </table:table-cell>
          <table:table-cell table:style-name="Table3.B2" office:value-type="string">
            <text:p text:style-name="P10">Editable Combobox <text:span text:style-name="T1">with variables</text:span></text:p>
          </table:table-cell>
          <table:table-cell table:style-name="Table3.B2" office:value-type="string">
            <text:p text:style-name="P10">Editable Combobox <text:span text:style-name="T1">with variables </text:span><text:span text:style-name="T3">(same as simple parameter)</text:span></text:p>
          </table:table-cell>
          <table:table-cell table:style-name="Table3.B2" office:value-type="string">
            <text:p text:style-name="P12"><text:span text:style-name="T1">Depends on the </text:span><text:span text:style-name="T4">VariableTypes</text:span><text:span text:style-name="T1"> in VariableAssignmentAttribute</text:span></text:p>
          </table:table-cell>
        </table:table-row>
      </table:table>
      <text:p text:style-name="P13">Great! Here's a <text:span text:style-name="Strong_20_Emphasis">complete working WPF MVVM example</text:span> that shows how to:</text:p>
      <text:p text:style-name="P14">✅ Use <text:span text:style-name="Strong_20_Emphasis">DataAnnotations</text:span> in the <text:span text:style-name="Strong_20_Emphasis">model</text:span><text:line-break/>✅ Validate using <text:span text:style-name="Strong_20_Emphasis">INotifyDataErrorInfo</text:span> in the <text:span text:style-name="Strong_20_Emphasis">ViewModel</text:span><text:line-break/>✅ Show validation errors in the <text:span text:style-name="Strong_20_Emphasis">UI</text:span> using <text:span text:style-name="Source_20_Text">ValidatesOnNotifyDataErrors=True</text:span></text:p>
      <text:p text:style-name="P15"/>
      <text:h text:style-name="P16" text:outline-level="2">🗂️ Project Structure</text:h>
      <text:list text:style-name="L1">
        <text:list-item>
          <text:p text:style-name="P17"><text:span text:style-name="Strong_20_Emphasis">Model:</text:span> <text:span text:style-name="Source_20_Text">Person.cs</text:span></text:p>
        </text:list-item>
        <text:list-item>
          <text:p text:style-name="P17"><text:span text:style-name="Strong_20_Emphasis">ViewModel:</text:span> <text:span text:style-name="Source_20_Text">PersonViewModel.cs</text:span></text:p>
        </text:list-item>
        <text:list-item>
          <text:p text:style-name="P17"><text:span text:style-name="Strong_20_Emphasis">View (XAML):</text:span> <text:span text:style-name="Source_20_Text">MainWindow.xaml</text:span></text:p>
        </text:list-item>
        <text:list-item>
          <text:p text:style-name="P17"><text:span text:style-name="Strong_20_Emphasis">Code-behind:</text:span> <text:span text:style-name="Source_20_Text">MainWindow.xaml.cs</text:span></text:p>
        </text:list-item>
      </text:list>
      <text:p text:style-name="P15"/>
      <text:h text:style-name="P18" text:outline-level="3">📄 Person.cs (Model with DataAnnotations)</text:h>
      <text:p text:style-name="P19"><text:span text:style-name="Source_20_Text">using System.ComponentModel.DataAnnotations;</text:span></text:p>
      <text:p text:style-name="P19"/>
      <text:p text:style-name="P19"><text:span text:style-name="Source_20_Text">public class Person</text:span></text:p>
      <text:p text:style-name="P19"><text:span text:style-name="Source_20_Text">{</text:span></text:p>
      <text:p text:style-name="P19"><text:span text:style-name="Source_20_Text"><text:s text:c="4"/>[Required(ErrorMessage = "First name is required")]</text:span></text:p>
      <text:p text:style-name="P19"><text:span text:style-name="Source_20_Text"><text:s text:c="4"/>[StringLength(20, MinimumLength = 2, ErrorMessage = "First name must be between 2 and 20 characters")]</text:span></text:p>
      <text:p text:style-name="P19"><text:span text:style-name="Source_20_Text"><text:s text:c="4"/>public string FirstName { get; set; }</text:span></text:p>
      <text:p text:style-name="P19"/>
      <text:p text:style-name="P19"><text:span text:style-name="Source_20_Text"><text:s text:c="4"/>[Range(0, 120, ErrorMessage = "Age must be between 0 and 120")]</text:span></text:p>
      <text:p text:style-name="P19"><text:span text:style-name="Source_20_Text"><text:s text:c="4"/>public int Age { get; set; }</text:span></text:p>
      <text:p text:style-name="P20"><text:span text:style-name="Source_20_Text">}</text:span></text:p>
      <text:p text:style-name="P15"/>
      <text:h text:style-name="P18" text:outline-level="3">📄 PersonViewModel.cs (Implements INotifyPropertyChanged &amp; INotifyDataErrorInfo)</text:h>
      <text:p text:style-name="P19"><text:span text:style-name="Source_20_Text">using System;</text:span></text:p>
      <text:p text:style-name="P19"><text:span text:style-name="Source_20_Text">using System.Collections;</text:span></text:p>
      <text:p text:style-name="P19"><text:span text:style-name="Source_20_Text">using System.Collections.Generic;</text:span></text:p>
      <text:p text:style-name="P19"><text:span text:style-name="Source_20_Text">using System.ComponentModel;</text:span></text:p>
      <text:p text:style-name="P19"><text:span text:style-name="Source_20_Text">using System.ComponentModel.DataAnnotations;</text:span></text:p>
      <text:p text:style-name="P19"><text:span text:style-name="Source_20_Text">using System.Linq;</text:span></text:p>
      <text:p text:style-name="P19"/>
      <text:p text:style-name="P19"><text:span text:style-name="Source_20_Text">public class PersonViewModel : INotifyPropertyChanged, INotifyDataErrorInfo</text:span></text:p>
      <text:p text:style-name="P19"><text:span text:style-name="Source_20_Text">{</text:span></text:p>
      <text:p text:style-name="P19"><text:span text:style-name="Source_20_Text"><text:s text:c="4"/>private readonly Person _person = new();</text:span></text:p>
      <text:p text:style-name="P19"><text:span text:style-name="Source_20_Text"><text:s text:c="4"/>private readonly Dictionary&lt;string, List&lt;string&gt;&gt; _errors = new();</text:span></text:p>
      <text:p text:style-name="P19"/>
      <text:p text:style-name="P19"><text:span text:style-name="Source_20_Text"><text:s text:c="4"/>public string FirstName</text:span></text:p>
      <text:p text:style-name="P19"><text:span text:style-name="Source_20_Text"><text:s text:c="4"/>{</text:span></text:p>
      <text:p text:style-name="P19"><text:span text:style-name="Source_20_Text"><text:s text:c="8"/>get =&gt; _person.FirstName;</text:span></text:p>
      <text:p text:style-name="P19"><text:soft-page-break/><text:span text:style-name="Source_20_Text"><text:s text:c="8"/>set</text:span></text:p>
      <text:p text:style-name="P19"><text:span text:style-name="Source_20_Text"><text:s text:c="8"/>{</text:span></text:p>
      <text:p text:style-name="P19"><text:span text:style-name="Source_20_Text"><text:s text:c="12"/>if (_person.FirstName != value)</text:span></text:p>
      <text:p text:style-name="P19"><text:span text:style-name="Source_20_Text"><text:s text:c="12"/>{</text:span></text:p>
      <text:p text:style-name="P19"><text:span text:style-name="Source_20_Text"><text:s text:c="16"/>_person.FirstName = value;</text:span></text:p>
      <text:p text:style-name="P19"><text:span text:style-name="Source_20_Text"><text:s text:c="16"/>ValidateProperty(value, nameof(FirstName));</text:span></text:p>
      <text:p text:style-name="P19"><text:span text:style-name="Source_20_Text"><text:s text:c="16"/>OnPropertyChanged(nameof(FirstName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19"/>
      <text:p text:style-name="P19"><text:span text:style-name="Source_20_Text"><text:s text:c="4"/>public int Age</text:span></text:p>
      <text:p text:style-name="P19"><text:span text:style-name="Source_20_Text"><text:s text:c="4"/>{</text:span></text:p>
      <text:p text:style-name="P19"><text:span text:style-name="Source_20_Text"><text:s text:c="8"/>get =&gt; _person.Age;</text:span></text:p>
      <text:p text:style-name="P19"><text:span text:style-name="Source_20_Text"><text:s text:c="8"/>set</text:span></text:p>
      <text:p text:style-name="P19"><text:span text:style-name="Source_20_Text"><text:s text:c="8"/>{</text:span></text:p>
      <text:p text:style-name="P19"><text:span text:style-name="Source_20_Text"><text:s text:c="12"/>if (_person.Age != value)</text:span></text:p>
      <text:p text:style-name="P19"><text:span text:style-name="Source_20_Text"><text:s text:c="12"/>{</text:span></text:p>
      <text:p text:style-name="P19"><text:span text:style-name="Source_20_Text"><text:s text:c="16"/>_person.Age = value;</text:span></text:p>
      <text:p text:style-name="P19"><text:span text:style-name="Source_20_Text"><text:s text:c="16"/>ValidateProperty(value, nameof(Age));</text:span></text:p>
      <text:p text:style-name="P19"><text:span text:style-name="Source_20_Text"><text:s text:c="16"/>OnPropertyChanged(nameof(Age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19"/>
      <text:p text:style-name="P19"><text:span text:style-name="Source_20_Text"><text:s text:c="4"/>private void ValidateProperty(object value, string propertyName)</text:span></text:p>
      <text:p text:style-name="P19"><text:span text:style-name="Source_20_Text"><text:s text:c="4"/>{</text:span></text:p>
      <text:p text:style-name="P19"><text:span text:style-name="Source_20_Text"><text:s text:c="8"/>var context = new ValidationContext(_person) { MemberName = propertyName };</text:span></text:p>
      <text:p text:style-name="P19"><text:span text:style-name="Source_20_Text"><text:s text:c="8"/>var results = new List&lt;ValidationResult&gt;();</text:span></text:p>
      <text:p text:style-name="P19"/>
      <text:p text:style-name="P19"><text:span text:style-name="Source_20_Text"><text:s text:c="8"/>if (!Validator.TryValidateProperty(value, context, results))</text:span></text:p>
      <text:p text:style-name="P19"><text:span text:style-name="Source_20_Text"><text:s text:c="8"/>{</text:span></text:p>
      <text:p text:style-name="P19"><text:span text:style-name="Source_20_Text"><text:s text:c="12"/>_errors[propertyName] = results.Select(r =&gt; r.ErrorMessage).ToList();</text:span></text:p>
      <text:p text:style-name="P19"><text:span text:style-name="Source_20_Text"><text:s text:c="8"/>}</text:span></text:p>
      <text:p text:style-name="P19"><text:span text:style-name="Source_20_Text"><text:s text:c="8"/>else</text:span></text:p>
      <text:p text:style-name="P19"><text:span text:style-name="Source_20_Text"><text:s text:c="8"/>{</text:span></text:p>
      <text:p text:style-name="P19"><text:span text:style-name="Source_20_Text"><text:s text:c="12"/>_errors.Remove(propertyName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ErrorsChanged?.Invoke(this, new DataErrorsChangedEventArgs(propertyName));</text:span></text:p>
      <text:p text:style-name="P19"><text:span text:style-name="Source_20_Text"><text:s text:c="4"/>}</text:span></text:p>
      <text:p text:style-name="P19"/>
      <text:p text:style-name="P19"><text:span text:style-name="Source_20_Text"><text:s text:c="4"/>public event PropertyChangedEventHandler PropertyChanged;</text:span></text:p>
      <text:p text:style-name="P19"><text:span text:style-name="Source_20_Text"><text:s text:c="4"/>protected void OnPropertyChanged(string name) =&gt;</text:span></text:p>
      <text:p text:style-name="P19"><text:span text:style-name="Source_20_Text"><text:s text:c="8"/>PropertyChanged?.Invoke(this, new PropertyChangedEventArgs(name));</text:span></text:p>
      <text:p text:style-name="P19"/>
      <text:p text:style-name="P19"><text:span text:style-name="Source_20_Text"><text:s text:c="4"/>public event EventHandler&lt;DataErrorsChangedEventArgs&gt; ErrorsChanged;</text:span></text:p>
      <text:p text:style-name="P19"/>
      <text:p text:style-name="P19"><text:span text:style-name="Source_20_Text"><text:s text:c="4"/>public IEnumerable GetErrors(string propertyName) =&gt;</text:span></text:p>
      <text:p text:style-name="P19"><text:span text:style-name="Source_20_Text"><text:s text:c="8"/>propertyName != null &amp;&amp; _errors.ContainsKey(propertyName)</text:span></text:p>
      <text:p text:style-name="P19"><text:span text:style-name="Source_20_Text"><text:s text:c="12"/>? _errors[propertyName]</text:span></text:p>
      <text:p text:style-name="P19"><text:span text:style-name="Source_20_Text"><text:s text:c="12"/>: null;</text:span></text:p>
      <text:p text:style-name="P19"/>
      <text:p text:style-name="P19"><text:span text:style-name="Source_20_Text"><text:s text:c="4"/>public bool HasErrors =&gt; _errors.Any();</text:span></text:p>
      <text:p text:style-name="P20"><text:span text:style-name="Source_20_Text">}</text:span></text:p>
      <text:p text:style-name="P15"/>
      <text:h text:style-name="P18" text:outline-level="3"><text:soft-page-break/>📄 MainWindow.xaml (View)</text:h>
      <text:p text:style-name="P19"><text:span text:style-name="Source_20_Text">&lt;Window x:Class="WpfApp.MainWindow"</text:span></text:p>
      <text:p text:style-name="P19"><text:span text:style-name="Source_20_Text"><text:s text:c="8"/>xmlns="http://schemas.microsoft.com/winfx/2006/xaml/presentation"</text:span></text:p>
      <text:p text:style-name="P19"><text:span text:style-name="Source_20_Text"><text:s text:c="8"/>xmlns:x="http://schemas.microsoft.com/winfx/2006/xaml"</text:span></text:p>
      <text:p text:style-name="P19"><text:span text:style-name="Source_20_Text"><text:s text:c="8"/>Title="DataAnnotations MVVM" Height="200" Width="300"&gt;</text:span></text:p>
      <text:p text:style-name="P19"><text:span text:style-name="Source_20_Text"><text:s text:c="4"/>&lt;StackPanel Margin="10"&gt;</text:span></text:p>
      <text:p text:style-name="P19"><text:span text:style-name="Source_20_Text"><text:s text:c="8"/>&lt;TextBlock Text="First Name:" /&gt;</text:span></text:p>
      <text:p text:style-name="P19"><text:span text:style-name="Source_20_Text"><text:s text:c="8"/>&lt;TextBox Text="{Binding FirstName, </text:span></text:p>
      <text:p text:style-name="P19"><text:span text:style-name="Source_20_Text"><text:s text:c="24"/>UpdateSourceTrigger=PropertyChanged, </text:span></text:p>
      <text:p text:style-name="P19"><text:span text:style-name="Source_20_Text"><text:s text:c="24"/>ValidatesOnNotifyDataErrors=True, </text:span></text:p>
      <text:p text:style-name="P19"><text:span text:style-name="Source_20_Text"><text:s text:c="24"/>NotifyOnValidationError=True}" </text:span></text:p>
      <text:p text:style-name="P19"><text:span text:style-name="Source_20_Text"><text:s text:c="17"/>Margin="0,0,0,10" /&gt;</text:span></text:p>
      <text:p text:style-name="P19"/>
      <text:p text:style-name="P19"><text:span text:style-name="Source_20_Text"><text:s text:c="8"/>&lt;TextBlock Text="Age:" /&gt;</text:span></text:p>
      <text:p text:style-name="P19"><text:span text:style-name="Source_20_Text"><text:s text:c="8"/>&lt;TextBox Text="{Binding Age, </text:span></text:p>
      <text:p text:style-name="P19"><text:span text:style-name="Source_20_Text"><text:s text:c="24"/>UpdateSourceTrigger=PropertyChanged, </text:span></text:p>
      <text:p text:style-name="P19"><text:span text:style-name="Source_20_Text"><text:s text:c="24"/>ValidatesOnNotifyDataErrors=True, </text:span></text:p>
      <text:p text:style-name="P19"><text:span text:style-name="Source_20_Text"><text:s text:c="24"/>NotifyOnValidationError=True}" </text:span></text:p>
      <text:p text:style-name="P19"><text:span text:style-name="Source_20_Text"><text:s text:c="17"/>Margin="0,0,0,10" /&gt;</text:span></text:p>
      <text:p text:style-name="P19"><text:span text:style-name="Source_20_Text"><text:s text:c="4"/>&lt;/StackPanel&gt;</text:span></text:p>
      <text:p text:style-name="P20"><text:span text:style-name="Source_20_Text">&lt;/Window&gt;</text:span></text:p>
      <text:p text:style-name="P15"/>
      <text:h text:style-name="P18" text:outline-level="3">📄 MainWindow.xaml.cs (Set DataContext)</text:h>
      <text:p text:style-name="P19"><text:span text:style-name="Source_20_Text">using System.Windows;</text:span></text:p>
      <text:p text:style-name="P19"/>
      <text:p text:style-name="P19"><text:span text:style-name="Source_20_Text">namespace WpfApp</text:span></text:p>
      <text:p text:style-name="P19"><text:span text:style-name="Source_20_Text">{</text:span></text:p>
      <text:p text:style-name="P19"><text:span text:style-name="Source_20_Text"><text:s text:c="4"/>public partial class MainWindow : Window</text:span></text:p>
      <text:p text:style-name="P19"><text:span text:style-name="Source_20_Text"><text:s text:c="4"/>{</text:span></text:p>
      <text:p text:style-name="P19"><text:span text:style-name="Source_20_Text"><text:s text:c="8"/>public MainWindow()</text:span></text:p>
      <text:p text:style-name="P19"><text:span text:style-name="Source_20_Text"><text:s text:c="8"/>{</text:span></text:p>
      <text:p text:style-name="P19"><text:span text:style-name="Source_20_Text"><text:s text:c="12"/>InitializeComponent();</text:span></text:p>
      <text:p text:style-name="P19"><text:span text:style-name="Source_20_Text"><text:s text:c="12"/>DataContext = new PersonViewModel();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20"><text:span text:style-name="Source_20_Text">}</text:span></text:p>
      <text:p text:style-name="P15"/>
      <text:h text:style-name="P16" text:outline-level="2">✅ How It Works</text:h>
      <text:list text:style-name="L2">
        <text:list-item>
          <text:p text:style-name="P21">When the user types in the textboxes, the ViewModel updates the model.</text:p>
        </text:list-item>
        <text:list-item>
          <text:p text:style-name="P21">The ViewModel uses <text:span text:style-name="Strong_20_Emphasis">DataAnnotations</text:span> to validate the model property.</text:p>
        </text:list-item>
        <text:list-item>
          <text:p text:style-name="P21">If validation fails, the error message is shown via WPF’s binding error template.</text:p>
        </text:list-item>
      </text:list>
      <text:p text:style-name="P15"/>
      <text:h text:style-name="P16" text:outline-level="2">▶️ Run It</text:h>
      <text:p text:style-name="P14">When you run the app:</text:p>
      <text:list text:style-name="L3">
        <text:list-item>
          <text:p text:style-name="P22"><text:soft-page-break/>Try leaving FirstName empty — you’ll see an error.</text:p>
        </text:list-item>
        <text:list-item>
          <text:p text:style-name="P22">Try typing an age like <text:span text:style-name="Source_20_Text">-1</text:span> — you’ll see another error.</text:p>
        </text:list-item>
        <text:list-item>
          <text:p text:style-name="P22">Errors clear once valid input is provided.</text:p>
        </text:list-item>
      </text:list>
      <text:p text:style-name="P15"/>
      <text:p text:style-name="P14">Let me know if you want:</text:p>
      <text:list text:style-name="L4">
        <text:list-item>
          <text:p text:style-name="P23">A version using <text:span text:style-name="Source_20_Text">IDataErrorInfo</text:span> instead</text:p>
        </text:list-item>
        <text:list-item>
          <text:p text:style-name="P23">A button that prevents saving if there are errors</text:p>
        </text:list-item>
        <text:list-item>
          <text:p text:style-name="P23">MVVM framework version (like MVVM Light or CommunityToolkit.Mvvm)</text:p>
        </text:list-item>
      </text:list>
      <text:p text:style-name="P24"/>
      <text:p text:style-name="P24"/>
      <text:p text:style-name="P25">Parameter types:</text:p>
      <text:p text:style-name="P24">string</text:p>
      <text:p text:style-name="P24">bool</text:p>
      <text:p text:style-name="P24">int </text:p>
      <text:p text:style-name="P24">float</text:p>
      <text:p text:style-name="P24">string[]</text:p>
      <text:p text:style-name="P24">JSON</text:p>
      <text:p text:style-name="P24"/>
      <text:p text:style-name="P26">Assigning a concrete value to a parameter:</text:p>
      <text:p text:style-name="P24">Simple <text:span text:style-name="T5">parameter</text:span>:</text:p>
      <text:p text:style-name="P24"><text:tab/>User can enter a string value that is tested for correct type and against simple attribute tests. Bool is a checkbox.</text:p>
      <text:p text:style-name="P24"/>
      <text:p text:style-name="P24">Assignable <text:span text:style-name="T5">parameter:</text:span></text:p>
      <text:p text:style-name="P24"><text:tab/>User is allowed to enter a string value that is tested for correct type or a dropdown with any valid variable that can be assigned to that parameter. Attribute tests are applied once the variabl;e assignment is r<text:span text:style-name="T5">e</text:span>solved. <text:span text:style-name="T5">Bool prompt is a combobox with ‘True’ and ‘False’ as first selections.</text:span></text:p>
      <text:p text:style-name="P24"/>
      <text:p text:style-name="P24"/>
      <text:p text:style-name="P24"/>
      <text:p text:style-name="P26">Selecting variables that will receive results or be used by commands as counters:</text:p>
      <text:p text:style-name="P26"/>
      <text:p text:style-name="P27">types </text:p>
      <text:p text:style-name="P27"/>
      <text:p text:style-name="P28">use cases</text:p>
      <text:p text:style-name="P28">for commands</text:p>
      <text:p text:style-name="P28"><text:s/>starting, ending values can be int or int-variable</text:p>
      <text:p text:style-name="P28">incremeting value must be a variable this variable can only ne changed by the method where it is used</text:p>
      <text:p text:style-name="P26"/>
      <text:p text:style-name="P24"/>
      <text:p text:style-name="P26"/>
      <text:p text:style-name="P29">For</text:p>
      <text:p text:style-name="P29"><text:s/>star5t and end and increment can be int <text:s/>or int-variable</text:p>
      <text:p text:style-name="P29"><text:s/>increment must be a var,that can only be chnaged by the commands</text:p>
      <text:p text:style-name="P29"/>
      <text:p text:style-name="P29">(do) while loop</text:p>
      <text:p text:style-name="P29"><text:s text:c="2"/>must be a bool variable, or t/F, or py expression</text:p>
      <text:p text:style-name="P29"/>
      <text:p text:style-name="P29">foreach</text:p>
      <text:p text:style-name="P29"><text:s text:c="2"/>collection is json literal, a json variables</text:p>
      <text:p text:style-name="P29"><text:s text:c="2"/>loop target is a json-var</text:p>
      <text:p text:style-name="P29"/>
      <text:p text:style-name="P29">if then else</text:p>
      <text:p text:style-name="P29"><text:s text:c="2"/>each cvlause must be a bool var or <text:s/>a py expression</text:p>
      <text:p text:style-name="P29"/>
      <text:p text:style-name="P29">set variables <text:s/></text:p>
      <text:p text:style-name="P29"><text:s text:c="2"/>set to same type of variable or py expression</text:p>
      <text:p text:style-name="P29"/>
      <text:p text:style-name="P29">Block</text:p>
      <text:p text:style-name="P29"><text:soft-page-break/><text:s text:c="2"/>special async variable</text:p>
      <text:p text:style-name="P29"><text:s/></text:p>
      <text:p text:style-name="P29"/>
      <text:p text:style-name="P30">options can be literal, variable, or expression</text:p>
      <text:p text:style-name="P30"/>
      <text:p text:style-name="P30">variables project should encapsuulate </text:p>
      <text:p text:style-name="P30"/>
      <text:p text:style-name="P31">The parameter model is configured for </text:p>
      <text:p text:style-name="P31"><text:s text:c="2"/>literal, literal/variable, literal/variable/expression</text:p>
      <text:p text:style-name="P31"/>
      <text:p text:style-name="P31"><text:span text:style-name="T6">A</text:span> literal must pass a parse for the type, and then the attribute restrictions.</text:p>
      <text:p text:style-name="P31"/>
      <text:p text:style-name="P31">A variable must be from an externally supplied list of options plus possible local options. This is a combobox with option to edit. The user input is parsed for either a valid literal or from the list – case insensitive.</text:p>
      <text:p text:style-name="P31"/>
      <text:p text:style-name="P32">An expression is treated as anything that fails the literal or variable test. In that case it is evaluated as a <text:s/>python string.</text:p>
      <text:p text:style-name="P31"/>
      <text:p text:style-name="P31"/>
      <text:p text:style-name="P31"/>
      <text:p text:style-name="P31"/>
      <text:p text:style-name="P31"/>
      <text:p text:style-name="P33">Thanks for the clarification! If your application is written in <text:span text:style-name="Strong_20_Emphasis">C#</text:span> and you want to evaluate a <text:span text:style-name="Strong_20_Emphasis">Python expression</text:span> like <text:span text:style-name="Source_20_Text">"x + y"</text:span> using <text:span text:style-name="Source_20_Text">eval()</text:span>, and detect if variables like <text:span text:style-name="Source_20_Text">x</text:span> or <text:span text:style-name="Source_20_Text">y</text:span> are <text:span text:style-name="Strong_20_Emphasis">undefined</text:span>, here’s how you can do it.</text:p>
      <text:h text:style-name="P34" text:outline-level="3">✅ Option: Use Python from C# via Python.NET (or IronPython)</text:h>
      <text:p text:style-name="P35">Assuming you're using <text:span text:style-name="Strong_20_Emphasis">Python.NET</text:span> to run Python code from C# (a common way), here's how to catch undefined variables:</text:p>
      <text:p text:style-name="P36"/>
      <text:h text:style-name="P34" text:outline-level="3">🔧 Example: C# with Python.NET</text:h>
      <text:p text:style-name="P37"><text:span text:style-name="Source_20_Text">using Python.Runtime;</text:span></text:p>
      <text:p text:style-name="P37"/>
      <text:p text:style-name="P37"><text:span text:style-name="Source_20_Text">class Program</text:span></text:p>
      <text:p text:style-name="P37"><text:span text:style-name="Source_20_Text">{</text:span></text:p>
      <text:p text:style-name="P37"><text:span text:style-name="Source_20_Text"><text:s text:c="4"/>static void Main()</text:span></text:p>
      <text:p text:style-name="P37"><text:span text:style-name="Source_20_Text"><text:s text:c="4"/>{</text:span></text:p>
      <text:p text:style-name="P37"><text:span text:style-name="Source_20_Text"><text:s text:c="8"/>string expression = "x + y";</text:span></text:p>
      <text:p text:style-name="P37"/>
      <text:p text:style-name="P37"><text:span text:style-name="Source_20_Text"><text:s text:c="8"/>using (Py.GIL())</text:span></text:p>
      <text:p text:style-name="P37"><text:span text:style-name="Source_20_Text"><text:s text:c="8"/>{</text:span></text:p>
      <text:p text:style-name="P37"><text:span text:style-name="Source_20_Text"><text:s text:c="12"/>dynamic builtins = Py.Import("builtins");</text:span></text:p>
      <text:p text:style-name="P37"><text:span text:style-name="Source_20_Text"><text:s text:c="12"/>dynamic locals = new PyDict();</text:span></text:p>
      <text:p text:style-name="P37"><text:span text:style-name="Source_20_Text"><text:s text:c="12"/>locals["x"] = 5;</text:span></text:p>
      <text:p text:style-name="P37"/>
      <text:p text:style-name="P37"><text:span text:style-name="Source_20_Text"><text:s text:c="12"/>try</text:span></text:p>
      <text:p text:style-name="P37"><text:span text:style-name="Source_20_Text"><text:s text:c="12"/>{</text:span></text:p>
      <text:p text:style-name="P37"><text:span text:style-name="Source_20_Text"><text:s text:c="16"/>dynamic result = PythonEngine.Eval(expression, builtins.__dict__, locals);</text:span></text:p>
      <text:p text:style-name="P37"><text:span text:style-name="Source_20_Text"><text:s text:c="16"/>Console.WriteLine($"Result: {result}");</text:span></text:p>
      <text:p text:style-name="P37"><text:span text:style-name="Source_20_Text"><text:s text:c="12"/>}</text:span></text:p>
      <text:p text:style-name="P37"><text:span text:style-name="Source_20_Text"><text:s text:c="12"/>catch (PythonException ex)</text:span></text:p>
      <text:p text:style-name="P37"><text:span text:style-name="Source_20_Text"><text:s text:c="12"/>{</text:span></text:p>
      <text:p text:style-name="P37"><text:span text:style-name="Source_20_Text"><text:s text:c="16"/>if (ex.Type.Name == "NameError")</text:span></text:p>
      <text:p text:style-name="P37"><text:span text:style-name="Source_20_Text"><text:s text:c="16"/>{</text:span></text:p>
      <text:p text:style-name="P37"><text:span text:style-name="Source_20_Text"><text:s text:c="20"/>Console.WriteLine($"Undefined variable error: {ex.Message}");</text:span></text:p>
      <text:p text:style-name="P37"><text:span text:style-name="Source_20_Text"><text:s text:c="16"/>}</text:span></text:p>
      <text:p text:style-name="P37"><text:span text:style-name="Source_20_Text"><text:s text:c="16"/>else</text:span></text:p>
      <text:p text:style-name="P37"><text:span text:style-name="Source_20_Text"><text:s text:c="16"/>{</text:span></text:p>
      <text:p text:style-name="P37"><text:span text:style-name="Source_20_Text"><text:s text:c="20"/>Console.WriteLine($"Python error: {ex.Message}");</text:span></text:p>
      <text:p text:style-name="P37"><text:span text:style-name="Source_20_Text"><text:s text:c="16"/>}</text:span></text:p>
      <text:p text:style-name="P37"><text:span text:style-name="Source_20_Text"><text:s text:c="12"/>}</text:span></text:p>
      <text:p text:style-name="P37"><text:span text:style-name="Source_20_Text"><text:s text:c="8"/>}</text:span></text:p>
      <text:p text:style-name="P37"><text:span text:style-name="Source_20_Text"><text:s text:c="4"/>}</text:span></text:p>
      <text:p text:style-name="P38"><text:span text:style-name="Source_20_Text">}</text:span></text:p>
      <text:p text:style-name="P36"/>
      <text:h text:style-name="P34" text:outline-level="3">✅ Alternative: Static Analysis Using <text:span text:style-name="Source_20_Text">ast</text:span> in Python</text:h>
      <text:p text:style-name="P35">If you want to <text:span text:style-name="Strong_20_Emphasis">detect missing variables ahead of time</text:span>, you can call a small Python script using <text:span text:style-name="Source_20_Text">ast</text:span> to parse and return missing variables. Here’s a Python snippet to use from C#:</text:p>
      <text:p text:style-name="P37"><text:span text:style-name="Source_20_Text"># Python script (check_vars.py)</text:span></text:p>
      <text:p text:style-name="P37"><text:soft-page-break/><text:span text:style-name="Source_20_Text">import ast</text:span></text:p>
      <text:p text:style-name="P37"><text:span text:style-name="Source_20_Text">import sys</text:span></text:p>
      <text:p text:style-name="P37"><text:span text:style-name="Source_20_Text">import json</text:span></text:p>
      <text:p text:style-name="P37"/>
      <text:p text:style-name="P37"><text:span text:style-name="Source_20_Text">def get_variables(expr):</text:span></text:p>
      <text:p text:style-name="P37"><text:span text:style-name="Source_20_Text"><text:s text:c="4"/>tree = ast.parse(expr, mode='eval')</text:span></text:p>
      <text:p text:style-name="P37"><text:span text:style-name="Source_20_Text"><text:s text:c="4"/>return {node.id for node in ast.walk(tree) if isinstance(node, ast.Name)}</text:span></text:p>
      <text:p text:style-name="P37"/>
      <text:p text:style-name="P37"><text:span text:style-name="Source_20_Text">expression = sys.argv[1]</text:span></text:p>
      <text:p text:style-name="P37"><text:span text:style-name="Source_20_Text">defined_vars = set(sys.argv[2].split(',')) if len(sys.argv) &gt; 2 else set()</text:span></text:p>
      <text:p text:style-name="P37"><text:span text:style-name="Source_20_Text">used_vars = get_variables(expression)</text:span></text:p>
      <text:p text:style-name="P37"><text:span text:style-name="Source_20_Text">missing = used_vars - defined_vars</text:span></text:p>
      <text:p text:style-name="P38"><text:span text:style-name="Source_20_Text">print(json.dumps(list(missing)))</text:span></text:p>
      <text:p text:style-name="P35">Call it from C# like:</text:p>
      <text:p text:style-name="P37"><text:span text:style-name="Source_20_Text">using System.Diagnostics;</text:span></text:p>
      <text:p text:style-name="P37"/>
      <text:p text:style-name="P37"><text:span text:style-name="Source_20_Text">var psi = new ProcessStartInfo</text:span></text:p>
      <text:p text:style-name="P37"><text:span text:style-name="Source_20_Text">{</text:span></text:p>
      <text:p text:style-name="P37"><text:span text:style-name="Source_20_Text"><text:s text:c="4"/>FileName = "python",</text:span></text:p>
      <text:p text:style-name="P37"><text:span text:style-name="Source_20_Text"><text:s text:c="4"/>Arguments = $"check_vars.py \"x + y\" \"x\"",</text:span></text:p>
      <text:p text:style-name="P37"><text:span text:style-name="Source_20_Text"><text:s text:c="4"/>RedirectStandardOutput = true,</text:span></text:p>
      <text:p text:style-name="P37"><text:span text:style-name="Source_20_Text"><text:s text:c="4"/>UseShellExecute = false</text:span></text:p>
      <text:p text:style-name="P37"><text:span text:style-name="Source_20_Text">};</text:span></text:p>
      <text:p text:style-name="P37"/>
      <text:p text:style-name="P37"><text:span text:style-name="Source_20_Text">using (var process = Process.Start(psi))</text:span></text:p>
      <text:p text:style-name="P37"><text:span text:style-name="Source_20_Text">{</text:span></text:p>
      <text:p text:style-name="P37"><text:span text:style-name="Source_20_Text"><text:s text:c="4"/>string output = process.StandardOutput.ReadToEnd();</text:span></text:p>
      <text:p text:style-name="P37"><text:span text:style-name="Source_20_Text"><text:s text:c="4"/>process.WaitForExit();</text:span></text:p>
      <text:p text:style-name="P37"><text:span text:style-name="Source_20_Text"><text:s text:c="4"/>Console.WriteLine("Missing variables: " + output); // Will output ["y"]</text:span></text:p>
      <text:p text:style-name="P38"><text:span text:style-name="Source_20_Text">}</text:span></text:p>
      <text:p text:style-name="P36"/>
      <text:p text:style-name="P35">Let me know if you need help integrating Python.NET, or if you're using <text:span text:style-name="Strong_20_Emphasis">IronPython</text:span>, the logic is similar.</text:p>
      <text:p text:style-name="P31"/>
      <text:p text:style-name="P39">Great! Here's a <text:span text:style-name="Strong_20_Emphasis">complete WPF MVVM example</text:span> using:</text:p>
      <text:p text:style-name="P14">✅ <text:span text:style-name="Source_20_Text">INotifyDataErrorInfo</text:span><text:line-break/>✅ Asynchronous validation<text:line-break/>✅ Support for <text:span text:style-name="Strong_20_Emphasis">multiple validation errors per property</text:span><text:line-break/>✅ MVVM pattern (with a basic ViewModel)</text:p>
      <text:p text:style-name="P15"/>
      <text:h text:style-name="P18" text:outline-level="3">📁 Project Structure</text:h>
      <text:p text:style-name="P19"><text:span text:style-name="Source_20_Text">- Models</text:span></text:p>
      <text:p text:style-name="P19"><text:span text:style-name="Source_20_Text"><text:s text:c="3"/>- Person.cs</text:span></text:p>
      <text:p text:style-name="P19"><text:span text:style-name="Source_20_Text">- ViewModels</text:span></text:p>
      <text:p text:style-name="P19"><text:span text:style-name="Source_20_Text"><text:s text:c="3"/>- PersonViewModel.cs</text:span></text:p>
      <text:p text:style-name="P19"><text:span text:style-name="Source_20_Text">- Views</text:span></text:p>
      <text:p text:style-name="P19"><text:span text:style-name="Source_20_Text"><text:s text:c="3"/>- MainWindow.xaml</text:span></text:p>
      <text:p text:style-name="P19"><text:span text:style-name="Source_20_Text"><text:s text:c="3"/>- MainWindow.xaml.cs</text:span></text:p>
      <text:p text:style-name="P19"><text:span text:style-name="Source_20_Text">- App.xaml</text:span></text:p>
      <text:p text:style-name="P20"><text:span text:style-name="Source_20_Text">- App.xaml.cs</text:span></text:p>
      <text:p text:style-name="P15"/>
      <text:h text:style-name="P16" text:outline-level="2">🔶 Step 1: Model (Person.cs)</text:h>
      <text:p text:style-name="P19"><text:span text:style-name="Source_20_Text">using System.ComponentModel.DataAnnotations;</text:span></text:p>
      <text:p text:style-name="P19"/>
      <text:p text:style-name="P19"><text:span text:style-name="Source_20_Text">namespace WpfValidation.Models</text:span></text:p>
      <text:p text:style-name="P19"><text:span text:style-name="Source_20_Text">{</text:span></text:p>
      <text:p text:style-name="P19"><text:span text:style-name="Source_20_Text"><text:s text:c="4"/>public class Person</text:span></text:p>
      <text:p text:style-name="P19"><text:span text:style-name="Source_20_Text"><text:s text:c="4"/>{</text:span></text:p>
      <text:p text:style-name="P19"><text:span text:style-name="Source_20_Text"><text:s text:c="8"/>[Required(ErrorMessage = "Name is required.")]</text:span></text:p>
      <text:p text:style-name="P19"><text:span text:style-name="Source_20_Text"><text:s text:c="8"/>[MinLength(3, ErrorMessage = "Name must be at least 3 characters.")]</text:span></text:p>
      <text:p text:style-name="P19"><text:span text:style-name="Source_20_Text"><text:s text:c="8"/>public string Name { get; set; }</text:span></text:p>
      <text:p text:style-name="P19"/>
      <text:p text:style-name="P19"><text:span text:style-name="Source_20_Text"><text:s text:c="8"/>[Required(ErrorMessage = "Email is required.")]</text:span></text:p>
      <text:p text:style-name="P19"><text:span text:style-name="Source_20_Text"><text:s text:c="8"/>[EmailAddress(ErrorMessage = "Invalid email format.")]</text:span></text:p>
      <text:p text:style-name="P19"><text:span text:style-name="Source_20_Text"><text:s text:c="8"/>public string Email { get; set; }</text:span></text:p>
      <text:p text:style-name="P19"><text:span text:style-name="Source_20_Text"><text:s text:c="4"/>}</text:span></text:p>
      <text:p text:style-name="P20"><text:span text:style-name="Source_20_Text">}</text:span></text:p>
      <text:p text:style-name="P15"/>
      <text:h text:style-name="P16" text:outline-level="2">🔷 Step 2: ViewModel (PersonViewModel.cs)</text:h>
      <text:p text:style-name="P19"><text:span text:style-name="Source_20_Text">using System;</text:span></text:p>
      <text:p text:style-name="P19"><text:span text:style-name="Source_20_Text">using System.Collections;</text:span></text:p>
      <text:p text:style-name="P19"><text:span text:style-name="Source_20_Text">using System.Collections.Generic;</text:span></text:p>
      <text:p text:style-name="P19"><text:span text:style-name="Source_20_Text">using System.ComponentModel;</text:span></text:p>
      <text:p text:style-name="P19"><text:span text:style-name="Source_20_Text">using System.ComponentModel.DataAnnotations;</text:span></text:p>
      <text:p text:style-name="P19"><text:span text:style-name="Source_20_Text">using System.Linq;</text:span></text:p>
      <text:p text:style-name="P19"><text:span text:style-name="Source_20_Text">using System.Threading.Tasks;</text:span></text:p>
      <text:p text:style-name="P19"><text:span text:style-name="Source_20_Text">using WpfValidation.Models;</text:span></text:p>
      <text:p text:style-name="P19"/>
      <text:p text:style-name="P19"><text:span text:style-name="Source_20_Text">namespace WpfValidation.ViewModels</text:span></text:p>
      <text:p text:style-name="P19"><text:soft-page-break/><text:span text:style-name="Source_20_Text">{</text:span></text:p>
      <text:p text:style-name="P19"><text:span text:style-name="Source_20_Text"><text:s text:c="4"/>public class PersonViewModel : INotifyPropertyChanged, INotifyDataErrorInfo</text:span></text:p>
      <text:p text:style-name="P19"><text:span text:style-name="Source_20_Text"><text:s text:c="4"/>{</text:span></text:p>
      <text:p text:style-name="P19"><text:span text:style-name="Source_20_Text"><text:s text:c="8"/>private readonly Person _person = new Person();</text:span></text:p>
      <text:p text:style-name="P19"><text:span text:style-name="Source_20_Text"><text:s text:c="8"/>private readonly Dictionary&lt;string, List&lt;string&gt;&gt; _errors = new();</text:span></text:p>
      <text:p text:style-name="P19"/>
      <text:p text:style-name="P19"><text:span text:style-name="Source_20_Text"><text:s text:c="8"/>public string Name</text:span></text:p>
      <text:p text:style-name="P19"><text:span text:style-name="Source_20_Text"><text:s text:c="8"/>{</text:span></text:p>
      <text:p text:style-name="P19"><text:span text:style-name="Source_20_Text"><text:s text:c="12"/>get =&gt; _person.Name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pan text:style-name="Source_20_Text"><text:s text:c="16"/>_person.Name = value;</text:span></text:p>
      <text:p text:style-name="P19"><text:span text:style-name="Source_20_Text"><text:s text:c="16"/>OnPropertyChanged(nameof(Name));</text:span></text:p>
      <text:p text:style-name="P19"><text:span text:style-name="Source_20_Text"><text:s text:c="16"/>_ = ValidatePropertyAsync(value, nameof(Name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string Email</text:span></text:p>
      <text:p text:style-name="P19"><text:span text:style-name="Source_20_Text"><text:s text:c="8"/>{</text:span></text:p>
      <text:p text:style-name="P19"><text:span text:style-name="Source_20_Text"><text:s text:c="12"/>get =&gt; _person.Email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pan text:style-name="Source_20_Text"><text:s text:c="16"/>_person.Email = value;</text:span></text:p>
      <text:p text:style-name="P19"><text:span text:style-name="Source_20_Text"><text:s text:c="16"/>OnPropertyChanged(nameof(Email));</text:span></text:p>
      <text:p text:style-name="P19"><text:span text:style-name="Source_20_Text"><text:s text:c="16"/>_ = ValidatePropertyAsync(value, nameof(Email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// Validation</text:span></text:p>
      <text:p text:style-name="P19"><text:span text:style-name="Source_20_Text"><text:s text:c="8"/>public bool HasErrors =&gt; _errors.Any();</text:span></text:p>
      <text:p text:style-name="P19"><text:span text:style-name="Source_20_Text"><text:s text:c="8"/>public event EventHandler&lt;DataErrorsChangedEventArgs&gt; ErrorsChanged;</text:span></text:p>
      <text:p text:style-name="P19"/>
      <text:p text:style-name="P19"><text:span text:style-name="Source_20_Text"><text:s text:c="8"/>public IEnumerable GetErrors(string propertyName)</text:span></text:p>
      <text:p text:style-name="P19"><text:span text:style-name="Source_20_Text"><text:s text:c="8"/>{</text:span></text:p>
      <text:p text:style-name="P19"><text:span text:style-name="Source_20_Text"><text:s text:c="12"/>if (string.IsNullOrEmpty(propertyName))</text:span></text:p>
      <text:p text:style-name="P19"><text:span text:style-name="Source_20_Text"><text:s text:c="16"/>return _errors.SelectMany(err =&gt; err.Value);</text:span></text:p>
      <text:p text:style-name="P19"><text:span text:style-name="Source_20_Text"><text:s text:c="12"/>return _errors.ContainsKey(propertyName) ? _errors[propertyName] : null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async Task ValidatePropertyAsync(object value, string propertyName)</text:span></text:p>
      <text:p text:style-name="P19"><text:span text:style-name="Source_20_Text"><text:s text:c="8"/>{</text:span></text:p>
      <text:p text:style-name="P19"><text:span text:style-name="Source_20_Text"><text:s text:c="12"/>await Task.Delay(200); // Simulate async work</text:span></text:p>
      <text:p text:style-name="P19"/>
      <text:p text:style-name="P19"><text:span text:style-name="Source_20_Text"><text:s text:c="12"/>var results = new List&lt;ValidationResult&gt;();</text:span></text:p>
      <text:p text:style-name="P19"><text:span text:style-name="Source_20_Text"><text:s text:c="12"/>var context = new ValidationContext(_person)</text:span></text:p>
      <text:p text:style-name="P19"><text:span text:style-name="Source_20_Text"><text:s text:c="12"/>{</text:span></text:p>
      <text:p text:style-name="P19"><text:span text:style-name="Source_20_Text"><text:s text:c="16"/>MemberName = propertyName</text:span></text:p>
      <text:p text:style-name="P19"><text:span text:style-name="Source_20_Text"><text:s text:c="12"/>};</text:span></text:p>
      <text:p text:style-name="P19"/>
      <text:p text:style-name="P19"><text:span text:style-name="Source_20_Text"><text:s text:c="12"/>Validator.TryValidateProperty(value, context, results);</text:span></text:p>
      <text:p text:style-name="P19"/>
      <text:p text:style-name="P19"><text:span text:style-name="Source_20_Text"><text:s text:c="12"/>if (_errors.ContainsKey(propertyName))</text:span></text:p>
      <text:p text:style-name="P19"><text:span text:style-name="Source_20_Text"><text:s text:c="16"/>_errors.Remove(propertyName);</text:span></text:p>
      <text:p text:style-name="P19"/>
      <text:p text:style-name="P19"><text:span text:style-name="Source_20_Text"><text:s text:c="12"/>if (results.Any())</text:span></text:p>
      <text:p text:style-name="P19"><text:span text:style-name="Source_20_Text"><text:s text:c="16"/>_errors[propertyName] = results.Select(r =&gt; r.ErrorMessage).ToList();</text:span></text:p>
      <text:p text:style-name="P19"/>
      <text:p text:style-name="P19"><text:soft-page-break/><text:span text:style-name="Source_20_Text"><text:s text:c="12"/>OnErrorsChanged(propertyName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otected void OnErrorsChanged(string propertyName) =&gt;</text:span></text:p>
      <text:p text:style-name="P19"><text:span text:style-name="Source_20_Text"><text:s text:c="12"/>ErrorsChanged?.Invoke(this, new DataErrorsChangedEventArgs(propertyName));</text:span></text:p>
      <text:p text:style-name="P19"/>
      <text:p text:style-name="P19"><text:span text:style-name="Source_20_Text"><text:s text:c="8"/>// INotifyPropertyChanged</text:span></text:p>
      <text:p text:style-name="P19"><text:span text:style-name="Source_20_Text"><text:s text:c="8"/>public event PropertyChangedEventHandler PropertyChanged;</text:span></text:p>
      <text:p text:style-name="P19"/>
      <text:p text:style-name="P19"><text:span text:style-name="Source_20_Text"><text:s text:c="8"/>protected void OnPropertyChanged(string propName) =&gt;</text:span></text:p>
      <text:p text:style-name="P19"><text:span text:style-name="Source_20_Text"><text:s text:c="12"/>PropertyChanged?.Invoke(this, new PropertyChangedEventArgs(propName));</text:span></text:p>
      <text:p text:style-name="P19"><text:span text:style-name="Source_20_Text"><text:s text:c="4"/>}</text:span></text:p>
      <text:p text:style-name="P20"><text:span text:style-name="Source_20_Text">}</text:span></text:p>
      <text:p text:style-name="P15"/>
      <text:h text:style-name="P16" text:outline-level="2">🧾 Step 3: View (MainWindow.xaml)</text:h>
      <text:p text:style-name="P19"><text:span text:style-name="Source_20_Text">&lt;Window x:Class="WpfValidation.Views.MainWindow"</text:span></text:p>
      <text:p text:style-name="P19"><text:span text:style-name="Source_20_Text"><text:s text:c="8"/>xmlns="http://schemas.microsoft.com/winfx/2006/xaml/presentation"</text:span></text:p>
      <text:p text:style-name="P19"><text:span text:style-name="Source_20_Text"><text:s text:c="8"/>xmlns:x="http://schemas.microsoft.com/winfx/2006/xaml"</text:span></text:p>
      <text:p text:style-name="P19"><text:span text:style-name="Source_20_Text"><text:s text:c="8"/>xmlns:d="http://schemas.microsoft.com/expression/blend/2008"</text:span></text:p>
      <text:p text:style-name="P19"><text:span text:style-name="Source_20_Text"><text:s text:c="8"/>xmlns:vm="clr-namespace:WpfValidation.ViewModels"</text:span></text:p>
      <text:p text:style-name="P19"><text:span text:style-name="Source_20_Text"><text:s text:c="8"/>Title="Async Validation" Height="200" Width="400"&gt;</text:span></text:p>
      <text:p text:style-name="P19"><text:span text:style-name="Source_20_Text"><text:s text:c="4"/>&lt;Window.DataContext&gt;</text:span></text:p>
      <text:p text:style-name="P19"><text:span text:style-name="Source_20_Text"><text:s text:c="8"/>&lt;vm:PersonViewModel /&gt;</text:span></text:p>
      <text:p text:style-name="P19"><text:span text:style-name="Source_20_Text"><text:s text:c="4"/>&lt;/Window.DataContext&gt;</text:span></text:p>
      <text:p text:style-name="P19"/>
      <text:p text:style-name="P19"><text:span text:style-name="Source_20_Text"><text:s text:c="4"/>&lt;StackPanel Margin="20"&gt;</text:span></text:p>
      <text:p text:style-name="P19"><text:span text:style-name="Source_20_Text"><text:s text:c="8"/>&lt;TextBox Margin="0,0,0,10"</text:span></text:p>
      <text:p text:style-name="P19"><text:span text:style-name="Source_20_Text"><text:s text:c="17"/>PlaceholderText="Name"</text:span></text:p>
      <text:p text:style-name="P19"><text:span text:style-name="Source_20_Text"><text:s text:c="17"/>Text="{Binding Name, UpdateSourceTrigger=PropertyChanged, ValidatesOnNotifyDataErrors=True}" /&gt;</text:span></text:p>
      <text:p text:style-name="P19"><text:span text:style-name="Source_20_Text"><text:s text:c="8"/>&lt;TextBox Margin="0,0,0,10"</text:span></text:p>
      <text:p text:style-name="P19"><text:span text:style-name="Source_20_Text"><text:s text:c="17"/>PlaceholderText="Email"</text:span></text:p>
      <text:p text:style-name="P19"><text:span text:style-name="Source_20_Text"><text:s text:c="17"/>Text="{Binding Email, UpdateSourceTrigger=PropertyChanged, ValidatesOnNotifyDataErrors=True}" /&gt;</text:span></text:p>
      <text:p text:style-name="P19"/>
      <text:p text:style-name="P19"><text:span text:style-name="Source_20_Text"><text:s text:c="8"/>&lt;TextBlock Foreground="Red"&gt;</text:span></text:p>
      <text:p text:style-name="P19"><text:span text:style-name="Source_20_Text"><text:s text:c="12"/>&lt;TextBlock.Text&gt;</text:span></text:p>
      <text:p text:style-name="P19"><text:span text:style-name="Source_20_Text"><text:s text:c="16"/>&lt;MultiBinding StringFormat="{}{0}, {1}"&gt;</text:span></text:p>
      <text:p text:style-name="P19"><text:span text:style-name="Source_20_Text"><text:s text:c="20"/>&lt;Binding Path="(Validation.Errors)[0].ErrorContent" RelativeSource="{RelativeSource Mode=Self}" /&gt;</text:span></text:p>
      <text:p text:style-name="P19"><text:span text:style-name="Source_20_Text"><text:s text:c="16"/>&lt;/MultiBinding&gt;</text:span></text:p>
      <text:p text:style-name="P19"><text:span text:style-name="Source_20_Text"><text:s text:c="12"/>&lt;/TextBlock.Text&gt;</text:span></text:p>
      <text:p text:style-name="P19"><text:span text:style-name="Source_20_Text"><text:s text:c="8"/>&lt;/TextBlock&gt;</text:span></text:p>
      <text:p text:style-name="P19"><text:span text:style-name="Source_20_Text"><text:s text:c="4"/>&lt;/StackPanel&gt;</text:span></text:p>
      <text:p text:style-name="P20"><text:span text:style-name="Source_20_Text">&lt;/Window&gt;</text:span></text:p>
      <text:p text:style-name="P15"/>
      <text:h text:style-name="P16" text:outline-level="2">🧠 Step 4: App.xaml.cs</text:h>
      <text:p text:style-name="P14">No changes needed unless you're doing advanced setup.</text:p>
      <text:p text:style-name="P15"/>
      <text:h text:style-name="P18" text:outline-level="3"><text:soft-page-break/>✅ Notes</text:h>
      <text:list text:style-name="L5">
        <text:list-item>
          <text:p text:style-name="P40">The validation fires <text:span text:style-name="Strong_20_Emphasis">asynchronously</text:span> (see <text:span text:style-name="Source_20_Text">Task.Delay</text:span>).</text:p>
        </text:list-item>
        <text:list-item>
          <text:p text:style-name="P40">It supports <text:span text:style-name="Strong_20_Emphasis">multiple error messages per property</text:span>.</text:p>
        </text:list-item>
        <text:list-item>
          <text:p text:style-name="P40">Validation is handled <text:span text:style-name="Strong_20_Emphasis">inside the ViewModel</text:span>, following MVVM.</text:p>
        </text:list-item>
      </text:list>
      <text:p text:style-name="P15"/>
      <text:h text:style-name="P18" text:outline-level="3">🧪 Want: Real-time form validation, Submit button control, or more properties?</text:h>
      <text:p text:style-name="P14">Just ask! I can extend this example with:</text:p>
      <text:list text:style-name="L6">
        <text:list-item>
          <text:p text:style-name="P41">Submit/Save button with validation check</text:p>
        </text:list-item>
        <text:list-item>
          <text:p text:style-name="P41">Showing all validation messages in a list</text:p>
        </text:list-item>
        <text:list-item>
          <text:p text:style-name="P41">Custom async validators (e.g. "check if email exists in DB")</text:p>
        </text:list-item>
      </text:list>
      <text:p text:style-name="P14">Let me know what you want next!</text:p>
      <text:p text:style-name="P24"/>
      <text:p text:style-name="P39">Perfect! Let's <text:span text:style-name="Strong_20_Emphasis">extend the WPF MVVM validation example</text:span> to include:</text:p>
      <text:p text:style-name="P15"/>
      <text:h text:style-name="P18" text:outline-level="3">✅ Features We're Adding:</text:h>
      <text:list text:style-name="L7">
        <text:list-item>
          <text:p text:style-name="P42">A <text:span text:style-name="Strong_20_Emphasis">Submit/Save button</text:span> that's only enabled when there are no validation errors.</text:p>
        </text:list-item>
        <text:list-item>
          <text:p text:style-name="P42">A <text:span text:style-name="Strong_20_Emphasis">list of all validation messages</text:span> shown in the view.</text:p>
        </text:list-item>
      </text:list>
      <text:p text:style-name="P15"/>
      <text:h text:style-name="P16" text:outline-level="2">🔷 Step 1: Extend ViewModel (PersonViewModel.cs)</text:h>
      <text:p text:style-name="P14">We'll add:</text:p>
      <text:list text:style-name="L8">
        <text:list-item>
          <text:p text:style-name="P43">A <text:span text:style-name="Source_20_Text">SubmitCommand</text:span> (<text:span text:style-name="Source_20_Text">ICommand</text:span>)</text:p>
        </text:list-item>
        <text:list-item>
          <text:p text:style-name="P43">A public <text:span text:style-name="Source_20_Text">AllErrors</text:span> property (to show in a <text:span text:style-name="Source_20_Text">ListBox</text:span>)</text:p>
        </text:list-item>
        <text:list-item>
          <text:p text:style-name="P43">A method to check if the model is valid before allowing submission</text:p>
        </text:list-item>
      </text:list>
      <text:h text:style-name="P18" text:outline-level="3">✨ Updated <text:span text:style-name="Source_20_Text">PersonViewModel.cs</text:span></text:h>
      <text:p text:style-name="P19"><text:span text:style-name="Source_20_Text">using System;</text:span></text:p>
      <text:p text:style-name="P19"><text:span text:style-name="Source_20_Text">using System.Collections;</text:span></text:p>
      <text:p text:style-name="P19"><text:span text:style-name="Source_20_Text">using System.Collections.Generic;</text:span></text:p>
      <text:p text:style-name="P19"><text:span text:style-name="Source_20_Text">using System.ComponentModel;</text:span></text:p>
      <text:p text:style-name="P19"><text:span text:style-name="Source_20_Text">using System.ComponentModel.DataAnnotations;</text:span></text:p>
      <text:p text:style-name="P19"><text:span text:style-name="Source_20_Text">using System.Linq;</text:span></text:p>
      <text:p text:style-name="P19"><text:span text:style-name="Source_20_Text">using System.Threading.Tasks;</text:span></text:p>
      <text:p text:style-name="P19"><text:span text:style-name="Source_20_Text">using System.Windows.Input;</text:span></text:p>
      <text:p text:style-name="P19"><text:span text:style-name="Source_20_Text">using WpfValidation.Models;</text:span></text:p>
      <text:p text:style-name="P19"/>
      <text:p text:style-name="P19"><text:span text:style-name="Source_20_Text">namespace WpfValidation.ViewModels</text:span></text:p>
      <text:p text:style-name="P19"><text:span text:style-name="Source_20_Text">{</text:span></text:p>
      <text:p text:style-name="P19"><text:span text:style-name="Source_20_Text"><text:s text:c="4"/>public class PersonViewModel : INotifyPropertyChanged, INotifyDataErrorInfo</text:span></text:p>
      <text:p text:style-name="P19"><text:span text:style-name="Source_20_Text"><text:s text:c="4"/>{</text:span></text:p>
      <text:p text:style-name="P19"><text:span text:style-name="Source_20_Text"><text:s text:c="8"/>private readonly Person _person = new();</text:span></text:p>
      <text:p text:style-name="P19"><text:span text:style-name="Source_20_Text"><text:s text:c="8"/>private readonly Dictionary&lt;string, List&lt;string&gt;&gt; _errors = new();</text:span></text:p>
      <text:p text:style-name="P19"/>
      <text:p text:style-name="P19"><text:span text:style-name="Source_20_Text"><text:s text:c="8"/>public string Name</text:span></text:p>
      <text:p text:style-name="P19"><text:span text:style-name="Source_20_Text"><text:s text:c="8"/>{</text:span></text:p>
      <text:p text:style-name="P19"><text:span text:style-name="Source_20_Text"><text:s text:c="12"/>get =&gt; _person.Name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pan text:style-name="Source_20_Text"><text:s text:c="16"/>_person.Name = value;</text:span></text:p>
      <text:p text:style-name="P19"><text:span text:style-name="Source_20_Text"><text:s text:c="16"/>OnPropertyChanged(nameof(Name));</text:span></text:p>
      <text:p text:style-name="P19"><text:span text:style-name="Source_20_Text"><text:s text:c="16"/>_ = ValidatePropertyAsync(value, nameof(Name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string Email</text:span></text:p>
      <text:p text:style-name="P19"><text:span text:style-name="Source_20_Text"><text:s text:c="8"/>{</text:span></text:p>
      <text:p text:style-name="P19"><text:span text:style-name="Source_20_Text"><text:s text:c="12"/>get =&gt; _person.Email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oft-page-break/><text:span text:style-name="Source_20_Text"><text:s text:c="16"/>_person.Email = value;</text:span></text:p>
      <text:p text:style-name="P19"><text:span text:style-name="Source_20_Text"><text:s text:c="16"/>OnPropertyChanged(nameof(Email));</text:span></text:p>
      <text:p text:style-name="P19"><text:span text:style-name="Source_20_Text"><text:s text:c="16"/>_ = ValidatePropertyAsync(value, nameof(Email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IEnumerable&lt;string&gt; AllErrors =&gt; _errors.Values.SelectMany(e =&gt; e).Distinct();</text:span></text:p>
      <text:p text:style-name="P19"/>
      <text:p text:style-name="P19"><text:span text:style-name="Source_20_Text"><text:s text:c="8"/>// Submit Command</text:span></text:p>
      <text:p text:style-name="P19"><text:span text:style-name="Source_20_Text"><text:s text:c="8"/>public ICommand SubmitCommand { get; }</text:span></text:p>
      <text:p text:style-name="P19"/>
      <text:p text:style-name="P19"><text:span text:style-name="Source_20_Text"><text:s text:c="8"/>public PersonViewModel()</text:span></text:p>
      <text:p text:style-name="P19"><text:span text:style-name="Source_20_Text"><text:s text:c="8"/>{</text:span></text:p>
      <text:p text:style-name="P19"><text:span text:style-name="Source_20_Text"><text:s text:c="12"/>SubmitCommand = new RelayCommand(Submit, CanSubmit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void Submit()</text:span></text:p>
      <text:p text:style-name="P19"><text:span text:style-name="Source_20_Text"><text:s text:c="8"/>{</text:span></text:p>
      <text:p text:style-name="P19"><text:span text:style-name="Source_20_Text"><text:s text:c="12"/>// Simulate saving to DB or other action</text:span></text:p>
      <text:p text:style-name="P19"><text:span text:style-name="Source_20_Text"><text:s text:c="12"/>System.Windows.MessageBox.Show("Submitted successfully!"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bool CanSubmit()</text:span></text:p>
      <text:p text:style-name="P19"><text:span text:style-name="Source_20_Text"><text:s text:c="8"/>{</text:span></text:p>
      <text:p text:style-name="P19"><text:span text:style-name="Source_20_Text"><text:s text:c="12"/>return !HasErrors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async Task ValidatePropertyAsync(object value, string propertyName)</text:span></text:p>
      <text:p text:style-name="P19"><text:span text:style-name="Source_20_Text"><text:s text:c="8"/>{</text:span></text:p>
      <text:p text:style-name="P19"><text:span text:style-name="Source_20_Text"><text:s text:c="12"/>await Task.Delay(200); // simulate async call</text:span></text:p>
      <text:p text:style-name="P19"/>
      <text:p text:style-name="P19"><text:span text:style-name="Source_20_Text"><text:s text:c="12"/>var results = new List&lt;ValidationResult&gt;();</text:span></text:p>
      <text:p text:style-name="P19"><text:span text:style-name="Source_20_Text"><text:s text:c="12"/>var context = new ValidationContext(_person) { MemberName = propertyName };</text:span></text:p>
      <text:p text:style-name="P19"><text:span text:style-name="Source_20_Text"><text:s text:c="12"/>Validator.TryValidateProperty(value, context, results);</text:span></text:p>
      <text:p text:style-name="P19"/>
      <text:p text:style-name="P19"><text:span text:style-name="Source_20_Text"><text:s text:c="12"/>if (_errors.ContainsKey(propertyName))</text:span></text:p>
      <text:p text:style-name="P19"><text:span text:style-name="Source_20_Text"><text:s text:c="16"/>_errors.Remove(propertyName);</text:span></text:p>
      <text:p text:style-name="P19"/>
      <text:p text:style-name="P19"><text:span text:style-name="Source_20_Text"><text:s text:c="12"/>if (results.Any())</text:span></text:p>
      <text:p text:style-name="P19"><text:span text:style-name="Source_20_Text"><text:s text:c="16"/>_errors[propertyName] = results.Select(r =&gt; r.ErrorMessage).ToList();</text:span></text:p>
      <text:p text:style-name="P19"/>
      <text:p text:style-name="P19"><text:span text:style-name="Source_20_Text"><text:s text:c="12"/>OnErrorsChanged(propertyName);</text:span></text:p>
      <text:p text:style-name="P19"><text:span text:style-name="Source_20_Text"><text:s text:c="12"/>OnPropertyChanged(nameof(AllErrors));</text:span></text:p>
      <text:p text:style-name="P19"><text:span text:style-name="Source_20_Text"><text:s text:c="12"/>CommandManager.InvalidateRequerySuggested(); // refresh command availability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bool HasErrors =&gt; _errors.Any();</text:span></text:p>
      <text:p text:style-name="P19"/>
      <text:p text:style-name="P19"><text:span text:style-name="Source_20_Text"><text:s text:c="8"/>public IEnumerable GetErrors(string propertyName)</text:span></text:p>
      <text:p text:style-name="P19"><text:span text:style-name="Source_20_Text"><text:s text:c="8"/>{</text:span></text:p>
      <text:p text:style-name="P19"><text:span text:style-name="Source_20_Text"><text:s text:c="12"/>if (string.IsNullOrWhiteSpace(propertyName))</text:span></text:p>
      <text:p text:style-name="P19"><text:span text:style-name="Source_20_Text"><text:s text:c="16"/>return _errors.SelectMany(e =&gt; e.Value);</text:span></text:p>
      <text:p text:style-name="P19"/>
      <text:p text:style-name="P19"><text:span text:style-name="Source_20_Text"><text:s text:c="12"/>return _errors.ContainsKey(propertyName) ? _errors[propertyName] : null;</text:span></text:p>
      <text:p text:style-name="P19"><text:soft-page-break/><text:span text:style-name="Source_20_Text"><text:s text:c="8"/>}</text:span></text:p>
      <text:p text:style-name="P19"/>
      <text:p text:style-name="P19"><text:span text:style-name="Source_20_Text"><text:s text:c="8"/>public event EventHandler&lt;DataErrorsChangedEventArgs&gt; ErrorsChanged;</text:span></text:p>
      <text:p text:style-name="P19"><text:span text:style-name="Source_20_Text"><text:s text:c="8"/>protected void OnErrorsChanged(string propertyName) =&gt;</text:span></text:p>
      <text:p text:style-name="P19"><text:span text:style-name="Source_20_Text"><text:s text:c="12"/>ErrorsChanged?.Invoke(this, new DataErrorsChangedEventArgs(propertyName));</text:span></text:p>
      <text:p text:style-name="P19"/>
      <text:p text:style-name="P19"><text:span text:style-name="Source_20_Text"><text:s text:c="8"/>public event PropertyChangedEventHandler PropertyChanged;</text:span></text:p>
      <text:p text:style-name="P19"><text:span text:style-name="Source_20_Text"><text:s text:c="8"/>protected void OnPropertyChanged(string propertyName) =&gt;</text:span></text:p>
      <text:p text:style-name="P19"><text:span text:style-name="Source_20_Text"><text:s text:c="12"/>PropertyChanged?.Invoke(this, new PropertyChangedEventArgs(propertyName));</text:span></text:p>
      <text:p text:style-name="P19"><text:span text:style-name="Source_20_Text"><text:s text:c="4"/>}</text:span></text:p>
      <text:p text:style-name="P19"/>
      <text:p text:style-name="P19"><text:span text:style-name="Source_20_Text"><text:s text:c="4"/>// Basic RelayCommand Implementation</text:span></text:p>
      <text:p text:style-name="P19"><text:span text:style-name="Source_20_Text"><text:s text:c="4"/>public class RelayCommand : ICommand</text:span></text:p>
      <text:p text:style-name="P19"><text:span text:style-name="Source_20_Text"><text:s text:c="4"/>{</text:span></text:p>
      <text:p text:style-name="P19"><text:span text:style-name="Source_20_Text"><text:s text:c="8"/>private readonly Action _execute;</text:span></text:p>
      <text:p text:style-name="P19"><text:span text:style-name="Source_20_Text"><text:s text:c="8"/>private readonly Func&lt;bool&gt; _canExecute;</text:span></text:p>
      <text:p text:style-name="P19"><text:span text:style-name="Source_20_Text"><text:s text:c="8"/>public RelayCommand(Action execute, Func&lt;bool&gt; canExecute = null)</text:span></text:p>
      <text:p text:style-name="P19"><text:span text:style-name="Source_20_Text"><text:s text:c="8"/>{</text:span></text:p>
      <text:p text:style-name="P19"><text:span text:style-name="Source_20_Text"><text:s text:c="12"/>_execute = execute;</text:span></text:p>
      <text:p text:style-name="P19"><text:span text:style-name="Source_20_Text"><text:s text:c="12"/>_canExecute = canExecute;</text:span></text:p>
      <text:p text:style-name="P19"><text:span text:style-name="Source_20_Text"><text:s text:c="8"/>}</text:span></text:p>
      <text:p text:style-name="P19"><text:span text:style-name="Source_20_Text"><text:s text:c="8"/>public bool CanExecute(object parameter) =&gt; _canExecute == null || _canExecute();</text:span></text:p>
      <text:p text:style-name="P19"><text:span text:style-name="Source_20_Text"><text:s text:c="8"/>public void Execute(object parameter) =&gt; _execute();</text:span></text:p>
      <text:p text:style-name="P19"><text:span text:style-name="Source_20_Text"><text:s text:c="8"/>public event EventHandler CanExecuteChanged</text:span></text:p>
      <text:p text:style-name="P19"><text:span text:style-name="Source_20_Text"><text:s text:c="8"/>{</text:span></text:p>
      <text:p text:style-name="P19"><text:span text:style-name="Source_20_Text"><text:s text:c="12"/>add =&gt; CommandManager.RequerySuggested += value;</text:span></text:p>
      <text:p text:style-name="P19"><text:span text:style-name="Source_20_Text"><text:s text:c="12"/>remove =&gt; CommandManager.RequerySuggested -= value;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20"><text:span text:style-name="Source_20_Text">}</text:span></text:p>
      <text:p text:style-name="P15"/>
      <text:h text:style-name="P16" text:outline-level="2">🧾 Step 2: Update View (MainWindow.xaml)</text:h>
      <text:p text:style-name="P14">We’ll add:</text:p>
      <text:list text:style-name="L9">
        <text:list-item>
          <text:p text:style-name="P44">A <text:span text:style-name="Strong_20_Emphasis">ListBox</text:span> to show <text:span text:style-name="Source_20_Text">AllErrors</text:span></text:p>
        </text:list-item>
        <text:list-item>
          <text:p text:style-name="P44">A <text:span text:style-name="Strong_20_Emphasis">Submit Button</text:span> bound to <text:span text:style-name="Source_20_Text">SubmitCommand</text:span> and enabled only if validation passes</text:p>
        </text:list-item>
      </text:list>
      <text:h text:style-name="P18" text:outline-level="3">✨ Updated <text:span text:style-name="Source_20_Text">MainWindow.xaml</text:span></text:h>
      <text:p text:style-name="P19"><text:span text:style-name="Source_20_Text">&lt;Window x:Class="WpfValidation.Views.MainWindow"</text:span></text:p>
      <text:p text:style-name="P19"><text:span text:style-name="Source_20_Text"><text:s text:c="8"/>xmlns="http://schemas.microsoft.com/winfx/2006/xaml/presentation"</text:span></text:p>
      <text:p text:style-name="P19"><text:span text:style-name="Source_20_Text"><text:s text:c="8"/>xmlns:x="http://schemas.microsoft.com/winfx/2006/xaml"</text:span></text:p>
      <text:p text:style-name="P19"><text:span text:style-name="Source_20_Text"><text:s text:c="8"/>xmlns:vm="clr-namespace:WpfValidation.ViewModels"</text:span></text:p>
      <text:p text:style-name="P19"><text:span text:style-name="Source_20_Text"><text:s text:c="8"/>Title="Async Validation" Height="300" Width="400"&gt;</text:span></text:p>
      <text:p text:style-name="P19"><text:span text:style-name="Source_20_Text"><text:s text:c="4"/>&lt;Window.DataContext&gt;</text:span></text:p>
      <text:p text:style-name="P19"><text:span text:style-name="Source_20_Text"><text:s text:c="8"/>&lt;vm:PersonViewModel /&gt;</text:span></text:p>
      <text:p text:style-name="P19"><text:span text:style-name="Source_20_Text"><text:s text:c="4"/>&lt;/Window.DataContext&gt;</text:span></text:p>
      <text:p text:style-name="P19"/>
      <text:p text:style-name="P19"><text:span text:style-name="Source_20_Text"><text:s text:c="4"/>&lt;StackPanel Margin="20" VerticalAlignment="Top"&gt;</text:span></text:p>
      <text:p text:style-name="P19"><text:span text:style-name="Source_20_Text"><text:s text:c="8"/>&lt;TextBox Margin="0,0,0,10"</text:span></text:p>
      <text:p text:style-name="P19"><text:soft-page-break/><text:span text:style-name="Source_20_Text"><text:s text:c="17"/>PlaceholderText="Name"</text:span></text:p>
      <text:p text:style-name="P19"><text:span text:style-name="Source_20_Text"><text:s text:c="17"/>Text="{Binding Name, UpdateSourceTrigger=PropertyChanged, ValidatesOnNotifyDataErrors=True}" /&gt;</text:span></text:p>
      <text:p text:style-name="P19"><text:span text:style-name="Source_20_Text"><text:s text:c="8"/>&lt;TextBox Margin="0,0,0,10"</text:span></text:p>
      <text:p text:style-name="P19"><text:span text:style-name="Source_20_Text"><text:s text:c="17"/>PlaceholderText="Email"</text:span></text:p>
      <text:p text:style-name="P19"><text:span text:style-name="Source_20_Text"><text:s text:c="17"/>Text="{Binding Email, UpdateSourceTrigger=PropertyChanged, ValidatesOnNotifyDataErrors=True}" /&gt;</text:span></text:p>
      <text:p text:style-name="P19"/>
      <text:p text:style-name="P19"><text:span text:style-name="Source_20_Text"><text:s text:c="8"/>&lt;ListBox Margin="0,0,0,10" </text:span></text:p>
      <text:p text:style-name="P19"><text:span text:style-name="Source_20_Text"><text:s text:c="17"/>ItemsSource="{Binding AllErrors}"</text:span></text:p>
      <text:p text:style-name="P19"><text:span text:style-name="Source_20_Text"><text:s text:c="17"/>Foreground="Red" /&gt;</text:span></text:p>
      <text:p text:style-name="P19"/>
      <text:p text:style-name="P19"><text:span text:style-name="Source_20_Text"><text:s text:c="8"/>&lt;Button Content="Submit"</text:span></text:p>
      <text:p text:style-name="P19"><text:span text:style-name="Source_20_Text"><text:s text:c="16"/>Command="{Binding SubmitCommand}"</text:span></text:p>
      <text:p text:style-name="P19"><text:span text:style-name="Source_20_Text"><text:s text:c="16"/>IsEnabled="{Binding Path=!(HasErrors)}"</text:span></text:p>
      <text:p text:style-name="P19"><text:span text:style-name="Source_20_Text"><text:s text:c="16"/>Height="30" /&gt;</text:span></text:p>
      <text:p text:style-name="P19"><text:span text:style-name="Source_20_Text"><text:s text:c="4"/>&lt;/StackPanel&gt;</text:span></text:p>
      <text:p text:style-name="P20"><text:span text:style-name="Source_20_Text">&lt;/Window&gt;</text:span></text:p>
      <text:p text:style-name="P15"/>
      <text:h text:style-name="P18" text:outline-level="3">✅ Final Behavior:</text:h>
      <text:list text:style-name="L10">
        <text:list-item>
          <text:p text:style-name="P45">Errors show up in the <text:span text:style-name="Source_20_Text">ListBox</text:span> below the inputs.</text:p>
        </text:list-item>
        <text:list-item>
          <text:p text:style-name="P45">The <text:span text:style-name="Strong_20_Emphasis">Submit</text:span> button is <text:span text:style-name="Strong_20_Emphasis">disabled</text:span> if any field is invalid.</text:p>
        </text:list-item>
        <text:list-item>
          <text:p text:style-name="P45">On valid input, clicking <text:span text:style-name="Strong_20_Emphasis">Submit</text:span> shows a success message.</text:p>
        </text:list-item>
      </text:list>
      <text:p text:style-name="P15"/>
      <text:h text:style-name="P18" text:outline-level="3">🧪 Optional Enhancements:</text:h>
      <text:list text:style-name="L11">
        <text:list-item>
          <text:p text:style-name="P46">Add <text:span text:style-name="Source_20_Text">ValidationSummary</text:span>-style animations</text:p>
        </text:list-item>
        <text:list-item>
          <text:p text:style-name="P46">Show per-field errors in tooltips or beside fields</text:p>
        </text:list-item>
        <text:list-item>
          <text:p text:style-name="P46">Highlight invalid fields with red borders</text:p>
        </text:list-item>
      </text:list>
      <text:p text:style-name="P14">Let me know if you'd like one of those or help packaging this into a template or reusable control!</text:p>
      <text:p text:style-name="P24"/>
      <text:p text:style-name="P39">Great! Let's refactor the previous WPF MVVM example to:</text:p>
      <text:p text:style-name="P15"/>
      <text:h text:style-name="P16" text:outline-level="2">✅ <text:span text:style-name="Strong_20_Emphasis">Show per-field validation errors as tooltips — without using XAML triggers or styles</text:span>, and instead bind directly from the ViewModel.</text:h>
      <text:p text:style-name="P14">We'll move error state logic <text:span text:style-name="Strong_20_Emphasis">fully into the ViewModel</text:span>, staying MVVM-pure.</text:p>
      <text:p text:style-name="P15"/>
      <text:h text:style-name="P18" text:outline-level="3">🧩 Plan:</text:h>
      <text:list text:style-name="L12">
        <text:list-item>
          <text:p text:style-name="P47">ViewModel exposes:</text:p>
          <text:list>
            <text:list-item>
              <text:p text:style-name="P47"><text:span text:style-name="Source_20_Text">NameError</text:span>, <text:span text:style-name="Source_20_Text">EmailError</text:span> properties (1 per field)</text:p>
            </text:list-item>
          </text:list>
        </text:list-item>
        <text:list-item>
          <text:p text:style-name="P47">These properties update whenever validation runs</text:p>
        </text:list-item>
        <text:list-item>
          <text:p text:style-name="P47">View binds <text:span text:style-name="Source_20_Text">ToolTip</text:span> directly to them</text:p>
        </text:list-item>
      </text:list>
      <text:p text:style-name="P15"/>
      <text:h text:style-name="P16" text:outline-level="2">🔷 Step 1: Update <text:span text:style-name="Source_20_Text">PersonViewModel.cs</text:span></text:h>
      <text:p text:style-name="P14">Add field-specific error properties and update them during validation:</text:p>
      <text:p text:style-name="P19"><text:span text:style-name="Source_20_Text">using System;</text:span></text:p>
      <text:p text:style-name="P19"><text:span text:style-name="Source_20_Text">using System.Collections;</text:span></text:p>
      <text:p text:style-name="P19"><text:span text:style-name="Source_20_Text">using System.Collections.Generic;</text:span></text:p>
      <text:p text:style-name="P19"><text:span text:style-name="Source_20_Text">using System.ComponentModel;</text:span></text:p>
      <text:p text:style-name="P19"><text:span text:style-name="Source_20_Text">using System.ComponentModel.DataAnnotations;</text:span></text:p>
      <text:p text:style-name="P19"><text:span text:style-name="Source_20_Text">using System.Linq;</text:span></text:p>
      <text:p text:style-name="P19"><text:span text:style-name="Source_20_Text">using System.Threading.Tasks;</text:span></text:p>
      <text:p text:style-name="P19"><text:span text:style-name="Source_20_Text">using System.Windows.Input;</text:span></text:p>
      <text:p text:style-name="P19"><text:span text:style-name="Source_20_Text">using WpfValidation.Models;</text:span></text:p>
      <text:p text:style-name="P19"/>
      <text:p text:style-name="P19"><text:span text:style-name="Source_20_Text">namespace WpfValidation.ViewModels</text:span></text:p>
      <text:p text:style-name="P19"><text:span text:style-name="Source_20_Text">{</text:span></text:p>
      <text:p text:style-name="P19"><text:span text:style-name="Source_20_Text"><text:s text:c="4"/>public class PersonViewModel : INotifyPropertyChanged, INotifyDataErrorInfo</text:span></text:p>
      <text:p text:style-name="P19"><text:span text:style-name="Source_20_Text"><text:s text:c="4"/>{</text:span></text:p>
      <text:p text:style-name="P19"><text:span text:style-name="Source_20_Text"><text:s text:c="8"/>private readonly Person _person = new();</text:span></text:p>
      <text:p text:style-name="P19"><text:span text:style-name="Source_20_Text"><text:s text:c="8"/>private readonly Dictionary&lt;string, List&lt;string&gt;&gt; _errors = new();</text:span></text:p>
      <text:p text:style-name="P19"/>
      <text:p text:style-name="P19"><text:span text:style-name="Source_20_Text"><text:s text:c="8"/>public string Name</text:span></text:p>
      <text:p text:style-name="P19"><text:span text:style-name="Source_20_Text"><text:s text:c="8"/>{</text:span></text:p>
      <text:p text:style-name="P19"><text:span text:style-name="Source_20_Text"><text:s text:c="12"/>get =&gt; _person.Name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pan text:style-name="Source_20_Text"><text:s text:c="16"/>_person.Name = value;</text:span></text:p>
      <text:p text:style-name="P19"><text:span text:style-name="Source_20_Text"><text:s text:c="16"/>OnPropertyChanged(nameof(Name));</text:span></text:p>
      <text:p text:style-name="P19"><text:span text:style-name="Source_20_Text"><text:s text:c="16"/>_ = ValidatePropertyAsync(value, nameof(Name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><text:soft-page-break/></text:p>
      <text:p text:style-name="P19"><text:span text:style-name="Source_20_Text"><text:s text:c="8"/>public string Email</text:span></text:p>
      <text:p text:style-name="P19"><text:span text:style-name="Source_20_Text"><text:s text:c="8"/>{</text:span></text:p>
      <text:p text:style-name="P19"><text:span text:style-name="Source_20_Text"><text:s text:c="12"/>get =&gt; _person.Email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pan text:style-name="Source_20_Text"><text:s text:c="16"/>_person.Email = value;</text:span></text:p>
      <text:p text:style-name="P19"><text:span text:style-name="Source_20_Text"><text:s text:c="16"/>OnPropertyChanged(nameof(Email));</text:span></text:p>
      <text:p text:style-name="P19"><text:span text:style-name="Source_20_Text"><text:s text:c="16"/>_ = ValidatePropertyAsync(value, nameof(Email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// Expose per-field error messages for ToolTips</text:span></text:p>
      <text:p text:style-name="P19"><text:span text:style-name="Source_20_Text"><text:s text:c="8"/>private string _nameError;</text:span></text:p>
      <text:p text:style-name="P19"><text:span text:style-name="Source_20_Text"><text:s text:c="8"/>public string NameError</text:span></text:p>
      <text:p text:style-name="P19"><text:span text:style-name="Source_20_Text"><text:s text:c="8"/>{</text:span></text:p>
      <text:p text:style-name="P19"><text:span text:style-name="Source_20_Text"><text:s text:c="12"/>get =&gt; _nameError;</text:span></text:p>
      <text:p text:style-name="P19"><text:span text:style-name="Source_20_Text"><text:s text:c="12"/>private set { _nameError = value; OnPropertyChanged(nameof(NameError)); 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string _emailError;</text:span></text:p>
      <text:p text:style-name="P19"><text:span text:style-name="Source_20_Text"><text:s text:c="8"/>public string EmailError</text:span></text:p>
      <text:p text:style-name="P19"><text:span text:style-name="Source_20_Text"><text:s text:c="8"/>{</text:span></text:p>
      <text:p text:style-name="P19"><text:span text:style-name="Source_20_Text"><text:s text:c="12"/>get =&gt; _emailError;</text:span></text:p>
      <text:p text:style-name="P19"><text:span text:style-name="Source_20_Text"><text:s text:c="12"/>private set { _emailError = value; OnPropertyChanged(nameof(EmailError)); 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IEnumerable&lt;string&gt; AllErrors =&gt; _errors.Values.SelectMany(e =&gt; e).Distinct();</text:span></text:p>
      <text:p text:style-name="P19"/>
      <text:p text:style-name="P19"><text:span text:style-name="Source_20_Text"><text:s text:c="8"/>public ICommand SubmitCommand { get; }</text:span></text:p>
      <text:p text:style-name="P19"/>
      <text:p text:style-name="P19"><text:span text:style-name="Source_20_Text"><text:s text:c="8"/>public PersonViewModel()</text:span></text:p>
      <text:p text:style-name="P19"><text:span text:style-name="Source_20_Text"><text:s text:c="8"/>{</text:span></text:p>
      <text:p text:style-name="P19"><text:span text:style-name="Source_20_Text"><text:s text:c="12"/>SubmitCommand = new RelayCommand(Submit, () =&gt; !HasErrors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void Submit()</text:span></text:p>
      <text:p text:style-name="P19"><text:span text:style-name="Source_20_Text"><text:s text:c="8"/>{</text:span></text:p>
      <text:p text:style-name="P19"><text:span text:style-name="Source_20_Text"><text:s text:c="12"/>System.Windows.MessageBox.Show("Submitted successfully!"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async Task ValidatePropertyAsync(object value, string propertyName)</text:span></text:p>
      <text:p text:style-name="P19"><text:span text:style-name="Source_20_Text"><text:s text:c="8"/>{</text:span></text:p>
      <text:p text:style-name="P19"><text:span text:style-name="Source_20_Text"><text:s text:c="12"/>await Task.Delay(150); // simulate async</text:span></text:p>
      <text:p text:style-name="P19"/>
      <text:p text:style-name="P19"><text:span text:style-name="Source_20_Text"><text:s text:c="12"/>var results = new List&lt;ValidationResult&gt;();</text:span></text:p>
      <text:p text:style-name="P19"><text:span text:style-name="Source_20_Text"><text:s text:c="12"/>var context = new ValidationContext(_person) { MemberName = propertyName };</text:span></text:p>
      <text:p text:style-name="P19"><text:span text:style-name="Source_20_Text"><text:s text:c="12"/>Validator.TryValidateProperty(value, context, results);</text:span></text:p>
      <text:p text:style-name="P19"/>
      <text:p text:style-name="P19"><text:span text:style-name="Source_20_Text"><text:s text:c="12"/>_errors.Remove(propertyName);</text:span></text:p>
      <text:p text:style-name="P19"><text:span text:style-name="Source_20_Text"><text:s text:c="12"/>if (results.Any())</text:span></text:p>
      <text:p text:style-name="P19"><text:span text:style-name="Source_20_Text"><text:s text:c="16"/>_errors[propertyName] = results.Select(r =&gt; r.ErrorMessage).ToList();</text:span></text:p>
      <text:p text:style-name="P19"/>
      <text:p text:style-name="P19"><text:span text:style-name="Source_20_Text"><text:s text:c="12"/>UpdateErrorProperties();</text:span></text:p>
      <text:p text:style-name="P19"><text:soft-page-break/><text:span text:style-name="Source_20_Text"><text:s text:c="12"/>OnErrorsChanged(propertyName);</text:span></text:p>
      <text:p text:style-name="P19"><text:span text:style-name="Source_20_Text"><text:s text:c="12"/>OnPropertyChanged(nameof(AllErrors));</text:span></text:p>
      <text:p text:style-name="P19"><text:span text:style-name="Source_20_Text"><text:s text:c="12"/>CommandManager.InvalidateRequerySuggested(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void UpdateErrorProperties()</text:span></text:p>
      <text:p text:style-name="P19"><text:span text:style-name="Source_20_Text"><text:s text:c="8"/>{</text:span></text:p>
      <text:p text:style-name="P19"><text:span text:style-name="Source_20_Text"><text:s text:c="12"/>NameError = _errors.ContainsKey(nameof(Name)) ? _errors[nameof(Name)].FirstOrDefault() : null;</text:span></text:p>
      <text:p text:style-name="P19"><text:span text:style-name="Source_20_Text"><text:s text:c="12"/>EmailError = _errors.ContainsKey(nameof(Email)) ? _errors[nameof(Email)].FirstOrDefault() : null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bool HasErrors =&gt; _errors.Any();</text:span></text:p>
      <text:p text:style-name="P19"/>
      <text:p text:style-name="P19"><text:span text:style-name="Source_20_Text"><text:s text:c="8"/>public IEnumerable GetErrors(string propertyName)</text:span></text:p>
      <text:p text:style-name="P19"><text:span text:style-name="Source_20_Text"><text:s text:c="8"/>{</text:span></text:p>
      <text:p text:style-name="P19"><text:span text:style-name="Source_20_Text"><text:s text:c="12"/>if (string.IsNullOrWhiteSpace(propertyName))</text:span></text:p>
      <text:p text:style-name="P19"><text:span text:style-name="Source_20_Text"><text:s text:c="16"/>return _errors.SelectMany(e =&gt; e.Value);</text:span></text:p>
      <text:p text:style-name="P19"/>
      <text:p text:style-name="P19"><text:span text:style-name="Source_20_Text"><text:s text:c="12"/>return _errors.ContainsKey(propertyName) ? _errors[propertyName] : null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event EventHandler&lt;DataErrorsChangedEventArgs&gt; ErrorsChanged;</text:span></text:p>
      <text:p text:style-name="P19"><text:span text:style-name="Source_20_Text"><text:s text:c="8"/>protected void OnErrorsChanged(string propertyName) =&gt;</text:span></text:p>
      <text:p text:style-name="P19"><text:span text:style-name="Source_20_Text"><text:s text:c="12"/>ErrorsChanged?.Invoke(this, new DataErrorsChangedEventArgs(propertyName));</text:span></text:p>
      <text:p text:style-name="P19"/>
      <text:p text:style-name="P19"><text:span text:style-name="Source_20_Text"><text:s text:c="8"/>public event PropertyChangedEventHandler PropertyChanged;</text:span></text:p>
      <text:p text:style-name="P19"><text:span text:style-name="Source_20_Text"><text:s text:c="8"/>protected void OnPropertyChanged(string propertyName) =&gt;</text:span></text:p>
      <text:p text:style-name="P19"><text:span text:style-name="Source_20_Text"><text:s text:c="12"/>PropertyChanged?.Invoke(this, new PropertyChangedEventArgs(propertyName));</text:span></text:p>
      <text:p text:style-name="P19"><text:span text:style-name="Source_20_Text"><text:s text:c="4"/>}</text:span></text:p>
      <text:p text:style-name="P19"/>
      <text:p text:style-name="P19"><text:span text:style-name="Source_20_Text"><text:s text:c="4"/>public class RelayCommand : ICommand</text:span></text:p>
      <text:p text:style-name="P19"><text:span text:style-name="Source_20_Text"><text:s text:c="4"/>{</text:span></text:p>
      <text:p text:style-name="P19"><text:span text:style-name="Source_20_Text"><text:s text:c="8"/>private readonly Action _execute;</text:span></text:p>
      <text:p text:style-name="P19"><text:span text:style-name="Source_20_Text"><text:s text:c="8"/>private readonly Func&lt;bool&gt; _canExecute;</text:span></text:p>
      <text:p text:style-name="P19"><text:span text:style-name="Source_20_Text"><text:s text:c="8"/>public RelayCommand(Action execute, Func&lt;bool&gt; canExecute = null)</text:span></text:p>
      <text:p text:style-name="P19"><text:span text:style-name="Source_20_Text"><text:s text:c="8"/>{</text:span></text:p>
      <text:p text:style-name="P19"><text:span text:style-name="Source_20_Text"><text:s text:c="12"/>_execute = execute;</text:span></text:p>
      <text:p text:style-name="P19"><text:span text:style-name="Source_20_Text"><text:s text:c="12"/>_canExecute = canExecute;</text:span></text:p>
      <text:p text:style-name="P19"><text:span text:style-name="Source_20_Text"><text:s text:c="8"/>}</text:span></text:p>
      <text:p text:style-name="P19"><text:span text:style-name="Source_20_Text"><text:s text:c="8"/>public bool CanExecute(object parameter) =&gt; _canExecute == null || _canExecute();</text:span></text:p>
      <text:p text:style-name="P19"><text:span text:style-name="Source_20_Text"><text:s text:c="8"/>public void Execute(object parameter) =&gt; _execute();</text:span></text:p>
      <text:p text:style-name="P19"><text:span text:style-name="Source_20_Text"><text:s text:c="8"/>public event EventHandler CanExecuteChanged</text:span></text:p>
      <text:p text:style-name="P19"><text:span text:style-name="Source_20_Text"><text:s text:c="8"/>{</text:span></text:p>
      <text:p text:style-name="P19"><text:span text:style-name="Source_20_Text"><text:s text:c="12"/>add =&gt; CommandManager.RequerySuggested += value;</text:span></text:p>
      <text:p text:style-name="P19"><text:span text:style-name="Source_20_Text"><text:s text:c="12"/>remove =&gt; CommandManager.RequerySuggested -= value;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20"><text:span text:style-name="Source_20_Text">}</text:span></text:p>
      <text:p text:style-name="P15"/>
      <text:h text:style-name="P16" text:outline-level="2"><text:soft-page-break/>🧾 Step 2: Update View (MainWindow.xaml)</text:h>
      <text:p text:style-name="P14">Now we bind each <text:span text:style-name="Source_20_Text">TextBox.ToolTip</text:span> directly to the ViewModel property:</text:p>
      <text:p text:style-name="P19"><text:span text:style-name="Source_20_Text">&lt;Window x:Class="WpfValidation.Views.MainWindow"</text:span></text:p>
      <text:p text:style-name="P19"><text:span text:style-name="Source_20_Text"><text:s text:c="8"/>xmlns="http://schemas.microsoft.com/winfx/2006/xaml/presentation"</text:span></text:p>
      <text:p text:style-name="P19"><text:span text:style-name="Source_20_Text"><text:s text:c="8"/>xmlns:x="http://schemas.microsoft.com/winfx/2006/xaml"</text:span></text:p>
      <text:p text:style-name="P19"><text:span text:style-name="Source_20_Text"><text:s text:c="8"/>xmlns:vm="clr-namespace:WpfValidation.ViewModels"</text:span></text:p>
      <text:p text:style-name="P19"><text:span text:style-name="Source_20_Text"><text:s text:c="8"/>Title="MVVM Tooltip Validation" Height="300" Width="400"&gt;</text:span></text:p>
      <text:p text:style-name="P19"><text:span text:style-name="Source_20_Text"><text:s text:c="4"/>&lt;Window.DataContext&gt;</text:span></text:p>
      <text:p text:style-name="P19"><text:span text:style-name="Source_20_Text"><text:s text:c="8"/>&lt;vm:PersonViewModel /&gt;</text:span></text:p>
      <text:p text:style-name="P19"><text:span text:style-name="Source_20_Text"><text:s text:c="4"/>&lt;/Window.DataContext&gt;</text:span></text:p>
      <text:p text:style-name="P19"/>
      <text:p text:style-name="P19"><text:span text:style-name="Source_20_Text"><text:s text:c="4"/>&lt;StackPanel Margin="20" VerticalAlignment="Top"&gt;</text:span></text:p>
      <text:p text:style-name="P19"><text:span text:style-name="Source_20_Text"><text:s text:c="8"/>&lt;TextBox Margin="0,0,0,10"</text:span></text:p>
      <text:p text:style-name="P19"><text:span text:style-name="Source_20_Text"><text:s text:c="17"/>PlaceholderText="Name"</text:span></text:p>
      <text:p text:style-name="P19"><text:span text:style-name="Source_20_Text"><text:s text:c="17"/>ToolTip="{Binding NameError}"</text:span></text:p>
      <text:p text:style-name="P19"><text:span text:style-name="Source_20_Text"><text:s text:c="17"/>Text="{Binding Name, UpdateSourceTrigger=PropertyChanged, ValidatesOnNotifyDataErrors=True}" /&gt;</text:span></text:p>
      <text:p text:style-name="P19"/>
      <text:p text:style-name="P19"><text:span text:style-name="Source_20_Text"><text:s text:c="8"/>&lt;TextBox Margin="0,0,0,10"</text:span></text:p>
      <text:p text:style-name="P19"><text:span text:style-name="Source_20_Text"><text:s text:c="17"/>PlaceholderText="Email"</text:span></text:p>
      <text:p text:style-name="P19"><text:span text:style-name="Source_20_Text"><text:s text:c="17"/>ToolTip="{Binding EmailError}"</text:span></text:p>
      <text:p text:style-name="P19"><text:span text:style-name="Source_20_Text"><text:s text:c="17"/>Text="{Binding Email, UpdateSourceTrigger=PropertyChanged, ValidatesOnNotifyDataErrors=True}" /&gt;</text:span></text:p>
      <text:p text:style-name="P19"/>
      <text:p text:style-name="P19"><text:span text:style-name="Source_20_Text"><text:s text:c="8"/>&lt;ListBox Margin="0,0,0,10" </text:span></text:p>
      <text:p text:style-name="P19"><text:span text:style-name="Source_20_Text"><text:s text:c="17"/>ItemsSource="{Binding AllErrors}"</text:span></text:p>
      <text:p text:style-name="P19"><text:span text:style-name="Source_20_Text"><text:s text:c="17"/>Foreground="Red" /&gt;</text:span></text:p>
      <text:p text:style-name="P19"/>
      <text:p text:style-name="P19"><text:span text:style-name="Source_20_Text"><text:s text:c="8"/>&lt;Button Content="Submit"</text:span></text:p>
      <text:p text:style-name="P19"><text:span text:style-name="Source_20_Text"><text:s text:c="16"/>Command="{Binding SubmitCommand}"</text:span></text:p>
      <text:p text:style-name="P19"><text:span text:style-name="Source_20_Text"><text:s text:c="16"/>Height="30" /&gt;</text:span></text:p>
      <text:p text:style-name="P19"><text:span text:style-name="Source_20_Text"><text:s text:c="4"/>&lt;/StackPanel&gt;</text:span></text:p>
      <text:p text:style-name="P20"><text:span text:style-name="Source_20_Text">&lt;/Window&gt;</text:span></text:p>
      <text:p text:style-name="P15"/>
      <text:h text:style-name="P16" text:outline-level="2">🎯 Final Behavior</text:h>
      <text:list text:style-name="L13">
        <text:list-item>
          <text:p text:style-name="P48">Each <text:span text:style-name="Source_20_Text">TextBox</text:span> shows <text:span text:style-name="Strong_20_Emphasis">its own validation error</text:span> as a tooltip.</text:p>
        </text:list-item>
        <text:list-item>
          <text:p text:style-name="P48">Error is bound to <text:span text:style-name="Source_20_Text">NameError</text:span> / <text:span text:style-name="Source_20_Text">EmailError</text:span> from ViewModel.</text:p>
        </text:list-item>
        <text:list-item>
          <text:p text:style-name="P48">Tooltips appear <text:span text:style-name="Strong_20_Emphasis">without any XAML triggers or styles</text:span>.</text:p>
        </text:list-item>
      </text:list>
      <text:p text:style-name="P15"/>
      <text:h text:style-name="P18" text:outline-level="3">🧪 Want to highlight fields with red borders too (MVVM style)?</text:h>
      <text:p text:style-name="P14">Let me know — we can expose a <text:span text:style-name="Source_20_Text">bool IsNameValid</text:span> property and use data triggers in styles, all MVVM-compliant.</text:p>
      <text:p text:style-name="P14">Would you like to do that next?</text:p>
      <text:p text:style-name="P24"/>
      <text:p text:style-name="P49">Any property that can be set to a variable will still be the correct property type, but will also have a sting field to hold the variable string that the user applies.</text:p>
      <text:p text:style-name="P50"/>
      <text:p text:style-name="P50">Variable must </text:p>
      <text:p text:style-name="P50"/>
      <text:p text:style-name="P50"/>
      <text:p text:style-name="P51">To match a string that:</text:p>
      <text:list text:style-name="L14">
        <text:list-item>
          <text:p text:style-name="P52">✅ Contains only <text:span text:style-name="Strong_20_Emphasis">letters</text:span> (both cases), <text:span text:style-name="Strong_20_Emphasis">numbers</text:span>, and <text:span text:style-name="Strong_20_Emphasis">underscores</text:span></text:p>
        </text:list-item>
        <text:list-item>
          <text:p text:style-name="P52">❌ <text:span text:style-name="Strong_20_Emphasis">Must not start with a number</text:span></text:p>
        </text:list-item>
      </text:list>
      <text:p text:style-name="P53">You can use this <text:span text:style-name="Strong_20_Emphasis">regular expression</text:span>:</text:p>
      <text:p text:style-name="P54">regex</text:p>
      <text:p text:style-name="P54">CopyEdit</text:p>
      <text:p text:style-name="P55"><text:span text:style-name="Source_20_Text">^[A-Za-z_][A-Za-z0-9_]*$</text:span></text:p>
      <text:p text:style-name="P56">To meet <text:span text:style-name="Strong_20_Emphasis">all</text:span> of your requirements, you can use this regular expression:</text:p>
      <text:p text:style-name="P57"><text:span text:style-name="Source_20_Text">^(%?[A-Za-z_])[A-Za-z0-9_]*$</text:span></text:p>
      <text:p text:style-name="P53">But let’s break it down and refine it for your <text:span text:style-name="Strong_20_Emphasis">full set of rules</text:span>:</text:p>
      <text:p text:style-name="P58"/>
      <text:h text:style-name="P59" text:outline-level="2">✅ Requirements Recap:</text:h>
      <text:list text:style-name="L15">
        <text:list-item>
          <text:p text:style-name="P60">✅ Only letters (A–Z, a–z), numbers (0–9), and underscores (<text:span text:style-name="Source_20_Text">_</text:span>)</text:p>
        </text:list-item>
        <text:list-item>
          <text:p text:style-name="P60">✅ Can start with <text:span text:style-name="Source_20_Text">%</text:span>, but <text:span text:style-name="Strong_20_Emphasis">only at the beginning</text:span></text:p>
        </text:list-item>
        <text:list-item>
          <text:p text:style-name="P60">❌ Cannot start with a number</text:p>
        </text:list-item>
        <text:list-item>
          <text:p text:style-name="P60">❌ If <text:span text:style-name="Source_20_Text">%</text:span> is present, it must be at the <text:span text:style-name="Strong_20_Emphasis">very beginning</text:span></text:p>
        </text:list-item>
        <text:list-item>
          <text:p text:style-name="P60">❌ If <text:span text:style-name="Source_20_Text">%</text:span> is present, the <text:span text:style-name="Strong_20_Emphasis">second character must not be a number</text:span></text:p>
        </text:list-item>
      </text:list>
      <text:p text:style-name="P58"/>
      <text:h text:style-name="P59" text:outline-level="2">✅ Final Regex Pattern</text:h>
      <text:p text:style-name="P57"><text:span text:style-name="Source_20_Text">^(%?[A-Za-z_])[A-Za-z0-9_]*$</text:span></text:p>
      <text:h text:style-name="P61" text:outline-level="3">✅ Explanation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t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^</text:span></text:p>
          </table:table-cell>
          <table:table-cell table:style-name="Table1.A1" office:value-type="string">
            <text:p text:style-name="Table_20_Contents">Start of str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%?</text:span></text:p>
          </table:table-cell>
          <table:table-cell table:style-name="Table1.A1" office:value-type="string">
            <text:p text:style-name="Table_20_Contents">Optional <text:span text:style-name="Source_20_Text">%</text:span> at the beginn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[A-Za-z_]</text:span></text:p>
          </table:table-cell>
          <table:table-cell table:style-name="Table1.A1" office:value-type="string">
            <text:p text:style-name="Table_20_Contents">The <text:span text:style-name="Strong_20_Emphasis">first real character</text:span> must be a letter or underscore (not a digit)</text:p>
          </table:table-cell>
        </table:table-row>
        <table:table-row>
          <table:table-cell table:style-name="Table1.A1" office:value-type="string">
            <text:p text:style-name="Table_20_Contents"><text:span text:style-name="Source_20_Text">[A-Za-z0-9_]*</text:span></text:p>
          </table:table-cell>
          <table:table-cell table:style-name="Table1.A1" office:value-type="string">
            <text:p text:style-name="Table_20_Contents">Followed by any number of valid characters (letters, digits, underscore)</text:p>
          </table:table-cell>
        </table:table-row>
        <table:table-row>
          <table:table-cell table:style-name="Table1.A1" office:value-type="string">
            <text:p text:style-name="Table_20_Contents"><text:span text:style-name="Source_20_Text">$</text:span></text:p>
          </table:table-cell>
          <table:table-cell table:style-name="Table1.A1" office:value-type="string">
            <text:p text:style-name="Table_20_Contents">End of string</text:p>
          </table:table-cell>
        </table:table-row>
      </table:table>
      <text:p text:style-name="P58"/>
      <text:h text:style-name="P59" text:outline-level="2"><text:soft-page-break/>🧪 Exampl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Input</text:p>
            </table:table-cell>
            <table:table-cell table:style-name="Table2.A1" office:value-type="string">
              <text:p text:style-name="Table_20_Heading">Matches?</text:p>
            </table:table-cell>
            <table:table-cell table:style-name="Table2.A1" office:value-type="string">
              <text:p text:style-name="Table_20_Heading">Reas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r1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 identifi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_nam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, starts with underscore</text:p>
          </table:table-cell>
        </table:table-row>
        <table:table-row>
          <table:table-cell table:style-name="Table2.A1" office:value-type="string">
            <text:p text:style-name="Table_20_Contents"><text:span text:style-name="Source_20_Text">%var2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, starts with <text:span text:style-name="Source_20_Text">%</text:span>, then lett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1va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Starts with numb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%1va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%</text:span> followed by numb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%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%</text:span> not at the beginning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r-1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-</text:span> is not allowed</text:p>
          </table:table-cell>
        </table:table-row>
      </table:table>
      <text:p text:style-name="P58"/>
      <text:h text:style-name="P59" text:outline-level="2">✔ C# Test Code</text:h>
      <text:p text:style-name="P54"><text:span text:style-name="Source_20_Text">using System;</text:span></text:p>
      <text:p text:style-name="P54"><text:span text:style-name="Source_20_Text">using System.Text.RegularExpressions;</text:span></text:p>
      <text:p text:style-name="P54"/>
      <text:p text:style-name="P54"><text:span text:style-name="Source_20_Text">class Program</text:span></text:p>
      <text:p text:style-name="P54"><text:span text:style-name="Source_20_Text">{</text:span></text:p>
      <text:p text:style-name="P54"><text:span text:style-name="Source_20_Text"><text:s text:c="4"/>static void Main()</text:span></text:p>
      <text:p text:style-name="P54"><text:span text:style-name="Source_20_Text"><text:s text:c="4"/>{</text:span></text:p>
      <text:p text:style-name="P54"><text:span text:style-name="Source_20_Text"><text:s text:c="8"/>string[] testInputs = { "var1", "_name", "%var2", "1var", "%1var", "va%r", "var-1" };</text:span></text:p>
      <text:p text:style-name="P54"/>
      <text:p text:style-name="P54"><text:span text:style-name="Source_20_Text"><text:s text:c="8"/>foreach (var input in testInputs)</text:span></text:p>
      <text:p text:style-name="P54"><text:span text:style-name="Source_20_Text"><text:s text:c="8"/>{</text:span></text:p>
      <text:p text:style-name="P54"><text:span text:style-name="Source_20_Text"><text:s text:c="12"/>bool isValid = Regex.IsMatch(input, @"^(%?[A-Za-z_])[A-Za-z0-9_]*$");</text:span></text:p>
      <text:p text:style-name="P54"><text:span text:style-name="Source_20_Text"><text:s text:c="12"/>Console.WriteLine($"{input}: {(isValid ? "Valid" : "Invalid")}");</text:span></text:p>
      <text:p text:style-name="P54"><text:span text:style-name="Source_20_Text"><text:s text:c="8"/>}</text:span></text:p>
      <text:p text:style-name="P54"><text:span text:style-name="Source_20_Text"><text:s text:c="4"/>}</text:span></text:p>
      <text:p text:style-name="P57"><text:span text:style-name="Source_20_Text">}</text:span></text:p>
      <text:p text:style-name="P58"/>
      <text:p text:style-name="P53">Let me know if you want to enforce <text:span text:style-name="Strong_20_Emphasis">minimum/maximum length</text:span>, or restrict <text:span text:style-name="Strong_20_Emphasis">underscores at start/end</text:span>, etc.</text:p>
      <text:p text:style-name="P50"/>
      <text:p text:style-name="P51">Here's a clean and MVVM-compliant way to implement a WPF <text:span text:style-name="Source_20_Text">ComboBox</text:span> in <text:span text:style-name="Strong_20_Emphasis">C#</text:span> using <text:span text:style-name="Strong_20_Emphasis">MVVM</text:span>, where:</text:p>
      <text:list text:style-name="L16">
        <text:list-item>
          <text:p text:style-name="P62">Some items are <text:span text:style-name="Strong_20_Emphasis">italicized</text:span> in the dropdown.</text:p>
        </text:list-item>
        <text:list-item>
          <text:p text:style-name="P62">The selected item's <text:span text:style-name="Strong_20_Emphasis">text</text:span> is bound and accessible.</text:p>
        </text:list-item>
      </text:list>
      <text:p text:style-name="P58"/>
      <text:h text:style-name="P61" text:outline-level="3">🧩 Step-by-Step Solution:</text:h>
      <text:h text:style-name="P63" text:outline-level="4">✅ 1. <text:span text:style-name="Strong_20_Emphasis">ViewModel</text:span></text:h>
      <text:p text:style-name="P54"><text:span text:style-name="Source_20_Text">public class ComboItem</text:span></text:p>
      <text:p text:style-name="P54"><text:span text:style-name="Source_20_Text">{</text:span></text:p>
      <text:p text:style-name="P54"><text:span text:style-name="Source_20_Text"><text:s text:c="4"/>public string Text { get; set; }</text:span></text:p>
      <text:p text:style-name="P54"><text:span text:style-name="Source_20_Text"><text:s text:c="4"/>public bool IsItalic { get; set; }</text:span></text:p>
      <text:p text:style-name="P54"><text:span text:style-name="Source_20_Text">}</text:span></text:p>
      <text:p text:style-name="P54"/>
      <text:p text:style-name="P54"><text:span text:style-name="Source_20_Text">public class MainViewModel : INotifyPropertyChanged</text:span></text:p>
      <text:p text:style-name="P54"><text:span text:style-name="Source_20_Text">{</text:span></text:p>
      <text:p text:style-name="P54"><text:span text:style-name="Source_20_Text"><text:s text:c="4"/>public ObservableCollection&lt;ComboItem&gt; Items { get; set; }</text:span></text:p>
      <text:p text:style-name="P54"/>
      <text:p text:style-name="P54"><text:span text:style-name="Source_20_Text"><text:s text:c="4"/>private ComboItem _selectedItem;</text:span></text:p>
      <text:p text:style-name="P54"><text:span text:style-name="Source_20_Text"><text:s text:c="4"/>public ComboItem SelectedItem</text:span></text:p>
      <text:p text:style-name="P54"><text:span text:style-name="Source_20_Text"><text:s text:c="4"/>{</text:span></text:p>
      <text:p text:style-name="P54"><text:span text:style-name="Source_20_Text"><text:s text:c="8"/>get =&gt; _selectedItem;</text:span></text:p>
      <text:p text:style-name="P54"><text:span text:style-name="Source_20_Text"><text:s text:c="8"/>set</text:span></text:p>
      <text:p text:style-name="P54"><text:span text:style-name="Source_20_Text"><text:s text:c="8"/>{</text:span></text:p>
      <text:p text:style-name="P54"><text:span text:style-name="Source_20_Text"><text:s text:c="12"/>if (_selectedItem != value)</text:span></text:p>
      <text:p text:style-name="P54"><text:span text:style-name="Source_20_Text"><text:s text:c="12"/>{</text:span></text:p>
      <text:p text:style-name="P54"><text:span text:style-name="Source_20_Text"><text:s text:c="16"/>_selectedItem = value;</text:span></text:p>
      <text:p text:style-name="P54"><text:span text:style-name="Source_20_Text"><text:s text:c="16"/>OnPropertyChanged(nameof(SelectedItem));</text:span></text:p>
      <text:p text:style-name="P54"><text:span text:style-name="Source_20_Text"><text:s text:c="16"/>OnPropertyChanged(nameof(SelectedText));</text:span></text:p>
      <text:p text:style-name="P54"><text:span text:style-name="Source_20_Text"><text:s text:c="12"/>}</text:span></text:p>
      <text:p text:style-name="P54"><text:span text:style-name="Source_20_Text"><text:s text:c="8"/>}</text:span></text:p>
      <text:p text:style-name="P54"><text:span text:style-name="Source_20_Text"><text:s text:c="4"/>}</text:span></text:p>
      <text:p text:style-name="P54"/>
      <text:p text:style-name="P54"><text:span text:style-name="Source_20_Text"><text:s text:c="4"/>public string SelectedText =&gt; SelectedItem?.Text;</text:span></text:p>
      <text:p text:style-name="P54"/>
      <text:p text:style-name="P54"><text:span text:style-name="Source_20_Text"><text:s text:c="4"/>public MainViewModel()</text:span></text:p>
      <text:p text:style-name="P54"><text:span text:style-name="Source_20_Text"><text:s text:c="4"/>{</text:span></text:p>
      <text:p text:style-name="P54"><text:span text:style-name="Source_20_Text"><text:s text:c="8"/>Items = new ObservableCollection&lt;ComboItem&gt;</text:span></text:p>
      <text:p text:style-name="P54"><text:span text:style-name="Source_20_Text"><text:s text:c="8"/>{</text:span></text:p>
      <text:p text:style-name="P54"><text:span text:style-name="Source_20_Text"><text:s text:c="12"/>new ComboItem { Text = "Normal Item 1", IsItalic = false },</text:span></text:p>
      <text:p text:style-name="P54"><text:span text:style-name="Source_20_Text"><text:s text:c="12"/>new ComboItem { Text = "Italic Item 2", IsItalic = true },</text:span></text:p>
      <text:p text:style-name="P54"><text:span text:style-name="Source_20_Text"><text:s text:c="12"/>new ComboItem { Text = "Normal Item 3", IsItalic = false },</text:span></text:p>
      <text:p text:style-name="P54"><text:span text:style-name="Source_20_Text"><text:s text:c="12"/>new ComboItem { Text = "Italic Item 4", IsItalic = true },</text:span></text:p>
      <text:p text:style-name="P54"><text:span text:style-name="Source_20_Text"><text:s text:c="8"/>};</text:span></text:p>
      <text:p text:style-name="P54"><text:span text:style-name="Source_20_Text"><text:s text:c="4"/>}</text:span></text:p>
      <text:p text:style-name="P54"/>
      <text:p text:style-name="P54"><text:span text:style-name="Source_20_Text"><text:s text:c="4"/>public event PropertyChangedEventHandler PropertyChanged;</text:span></text:p>
      <text:p text:style-name="P54"><text:span text:style-name="Source_20_Text"><text:s text:c="4"/>protected void OnPropertyChanged(string propertyName) =&gt;</text:span></text:p>
      <text:p text:style-name="P54"><text:span text:style-name="Source_20_Text"><text:s text:c="8"/>PropertyChanged?.Invoke(this, new PropertyChangedEventArgs(propertyName));</text:span></text:p>
      <text:p text:style-name="P57"><text:span text:style-name="Source_20_Text">}</text:span></text:p>
      <text:p text:style-name="P58"/>
      <text:h text:style-name="P63" text:outline-level="4"><text:soft-page-break/>✅ 2. <text:span text:style-name="Strong_20_Emphasis">XAML (View)</text:span></text:h>
      <text:p text:style-name="P53">Assuming your DataContext is set to <text:span text:style-name="Source_20_Text">MainViewModel</text:span>.</text:p>
      <text:p text:style-name="P54"><text:span text:style-name="Source_20_Text">&lt;Window x:Class="YourNamespace.MainWindow"</text:span></text:p>
      <text:p text:style-name="P54"><text:span text:style-name="Source_20_Text"><text:s text:c="8"/>xmlns="http://schemas.microsoft.com/winfx/2006/xaml/presentation"</text:span></text:p>
      <text:p text:style-name="P54"><text:span text:style-name="Source_20_Text"><text:s text:c="8"/>xmlns:x="http://schemas.microsoft.com/winfx/2006/xaml"</text:span></text:p>
      <text:p text:style-name="P54"><text:span text:style-name="Source_20_Text"><text:s text:c="8"/>xmlns:local="clr-namespace:YourNamespace"</text:span></text:p>
      <text:p text:style-name="P54"><text:span text:style-name="Source_20_Text"><text:s text:c="8"/>Title="ComboBox Italic Example" Height="200" Width="300"&gt;</text:span></text:p>
      <text:p text:style-name="P54"/>
      <text:p text:style-name="P54"><text:span text:style-name="Source_20_Text"><text:s text:c="4"/>&lt;Window.DataContext&gt;</text:span></text:p>
      <text:p text:style-name="P54"><text:span text:style-name="Source_20_Text"><text:s text:c="8"/>&lt;local:MainViewModel /&gt;</text:span></text:p>
      <text:p text:style-name="P54"><text:span text:style-name="Source_20_Text"><text:s text:c="4"/>&lt;/Window.DataContext&gt;</text:span></text:p>
      <text:p text:style-name="P54"/>
      <text:p text:style-name="P54"><text:span text:style-name="Source_20_Text"><text:s text:c="4"/>&lt;Grid&gt;</text:span></text:p>
      <text:p text:style-name="P54"><text:span text:style-name="Source_20_Text"><text:s text:c="8"/>&lt;ComboBox </text:span></text:p>
      <text:p text:style-name="P54"><text:span text:style-name="Source_20_Text"><text:s text:c="12"/>ItemsSource="{Binding Items}"</text:span></text:p>
      <text:p text:style-name="P54"><text:span text:style-name="Source_20_Text"><text:s text:c="12"/>SelectedItem="{Binding SelectedItem, Mode=TwoWay}"</text:span></text:p>
      <text:p text:style-name="P54"><text:span text:style-name="Source_20_Text"><text:s text:c="12"/>DisplayMemberPath="Text"</text:span></text:p>
      <text:p text:style-name="P54"><text:span text:style-name="Source_20_Text"><text:s text:c="12"/>Margin="10"&gt;</text:span></text:p>
      <text:p text:style-name="P54"><text:span text:style-name="Source_20_Text"><text:s text:c="12"/>&lt;ComboBox.ItemContainerStyle&gt;</text:span></text:p>
      <text:p text:style-name="P54"><text:span text:style-name="Source_20_Text"><text:s text:c="16"/>&lt;Style TargetType="ComboBoxItem"&gt;</text:span></text:p>
      <text:p text:style-name="P54"><text:span text:style-name="Source_20_Text"><text:s text:c="20"/>&lt;Setter Property="FontStyle" Value="Normal" /&gt;</text:span></text:p>
      <text:p text:style-name="P54"><text:span text:style-name="Source_20_Text"><text:s text:c="20"/>&lt;Style.Triggers&gt;</text:span></text:p>
      <text:p text:style-name="P54"><text:span text:style-name="Source_20_Text"><text:s text:c="24"/>&lt;DataTrigger Binding="{Binding IsItalic}" Value="True"&gt;</text:span></text:p>
      <text:p text:style-name="P54"><text:span text:style-name="Source_20_Text"><text:s text:c="28"/>&lt;Setter Property="FontStyle" Value="Italic" /&gt;</text:span></text:p>
      <text:p text:style-name="P54"><text:span text:style-name="Source_20_Text"><text:s text:c="24"/>&lt;/DataTrigger&gt;</text:span></text:p>
      <text:p text:style-name="P54"><text:span text:style-name="Source_20_Text"><text:s text:c="20"/>&lt;/Style.Triggers&gt;</text:span></text:p>
      <text:p text:style-name="P54"><text:span text:style-name="Source_20_Text"><text:s text:c="16"/>&lt;/Style&gt;</text:span></text:p>
      <text:p text:style-name="P54"><text:span text:style-name="Source_20_Text"><text:s text:c="12"/>&lt;/ComboBox.ItemContainerStyle&gt;</text:span></text:p>
      <text:p text:style-name="P54"><text:span text:style-name="Source_20_Text"><text:s text:c="8"/>&lt;/ComboBox&gt;</text:span></text:p>
      <text:p text:style-name="P54"/>
      <text:p text:style-name="P54"><text:span text:style-name="Source_20_Text"><text:s text:c="8"/>&lt;!-- Optional: Show selected text --&gt;</text:span></text:p>
      <text:p text:style-name="P54"><text:span text:style-name="Source_20_Text"><text:s text:c="8"/>&lt;TextBlock Margin="10" VerticalAlignment="Bottom" </text:span></text:p>
      <text:p text:style-name="P54"><text:span text:style-name="Source_20_Text"><text:s text:c="19"/>Text="{Binding SelectedText}" /&gt;</text:span></text:p>
      <text:p text:style-name="P54"><text:span text:style-name="Source_20_Text"><text:s text:c="4"/>&lt;/Grid&gt;</text:span></text:p>
      <text:p text:style-name="P57"><text:span text:style-name="Source_20_Text">&lt;/Window&gt;</text:span></text:p>
      <text:p text:style-name="P58"/>
      <text:h text:style-name="P61" text:outline-level="3">💡 Notes:</text:h>
      <text:list text:style-name="L17">
        <text:list-item>
          <text:p text:style-name="P64"><text:span text:style-name="Source_20_Text">DisplayMemberPath="Text"</text:span> is used to show the text in the ComboBox.</text:p>
        </text:list-item>
        <text:list-item>
          <text:p text:style-name="P64"><text:span text:style-name="Source_20_Text">ItemContainerStyle</text:span> is used to apply a style with a <text:span text:style-name="Source_20_Text">DataTrigger</text:span> to italicize based on <text:span text:style-name="Source_20_Text">IsItalic</text:span>.</text:p>
        </text:list-item>
        <text:list-item>
          <text:p text:style-name="P64"><text:span text:style-name="Source_20_Text">SelectedItem</text:span> in the ViewModel gives you the full item; <text:span text:style-name="Source_20_Text">SelectedText</text:span> gives you just the string.</text:p>
        </text:list-item>
      </text:list>
      <text:p text:style-name="P58"/>
      <text:p text:style-name="P53">Would you like a working <text:span text:style-name="Source_20_Text">.xaml</text:span> + <text:span text:style-name="Source_20_Text">.cs</text:span> example in a zip or a GitHub-ready structure?</text:p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07:38:16.427960800</meta:creation-date>
    <dc:date>2025-08-04T14:38:34.270187800</dc:date>
    <meta:editing-duration>P5DT3H4M54S</meta:editing-duration>
    <meta:editing-cycles>16</meta:editing-cycles>
    <meta:generator>LibreOffice/25.2.4.3$Windows_X86_64 LibreOffice_project/33e196637044ead23f5c3226cde09b47731f7e27</meta:generator>
    <meta:document-statistic meta:table-count="4" meta:image-count="0" meta:object-count="0" meta:page-count="26" meta:paragraph-count="900" meta:word-count="3302" meta:character-count="31870" meta:non-whitespace-character-count="24498"/>
  </office:meta>
</office:document-meta>
</file>